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2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/>
      <table:table table:name="DAS_REDUCED" table:style-name="ta1">
        <table:shapes>
          <draw:frame draw:z-index="0" draw:style-name="gr1" draw:text-style-name="P1" svg:width="286.69mm" svg:height="153.59mm" svg:x="134.93mm" svg:y="13.48mm">
            <draw:object draw:notify-on-update-of-ranges="DAS_REDUCED.A1:DAS_REDUCED.A392 DAS_REDUCED.B1:DAS_REDUCED.B39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08:48:18</text:p>
          </table:table-cell>
          <table:table-cell office:value-type="float" office:value="3.0806" calcext:value-type="float">
            <text:p>3.08</text:p>
          </table:table-cell>
          <table:table-cell/>
          <table:table-cell table:formula="of:=AVERAGE([.B1:.B10000])" office:value-type="float" office:value="3.0824" calcext:value-type="float">
            <text:p>3.0824</text:p>
          </table:table-cell>
        </table:table-row>
        <table:table-row table:style-name="ro1">
          <table:table-cell table:style-name="ce1" office:value-type="string" calcext:value-type="string">
            <text:p>08:51:41</text:p>
          </table:table-cell>
          <table:table-cell office:value-type="float" office:value="3.1929" calcext:value-type="float">
            <text:p>3.19</text:p>
          </table:table-cell>
          <table:table-cell/>
          <table:table-cell table:formula="of:=MEDIAN([.B1:.B10000])" office:value-type="float" office:value="3.305" calcext:value-type="float">
            <text:p>3.3050</text:p>
          </table:table-cell>
        </table:table-row>
        <table:table-row table:style-name="ro1">
          <table:table-cell table:style-name="ce1" office:value-type="string" calcext:value-type="string">
            <text:p>08:53:23</text:p>
          </table:table-cell>
          <table:table-cell office:value-type="float" office:value="3.2613" calcext:value-type="float">
            <text:p>3.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:58:02</text:p>
          </table:table-cell>
          <table:table-cell office:value-type="float" office:value="3.1709" calcext:value-type="float">
            <text:p>3.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:59:43</text:p>
          </table:table-cell>
          <table:table-cell office:value-type="float" office:value="3.2051" calcext:value-type="float">
            <text:p>3.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01:25</text:p>
          </table:table-cell>
          <table:table-cell office:value-type="float" office:value="3.2039" calcext:value-type="float">
            <text:p>3.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04:50</text:p>
          </table:table-cell>
          <table:table-cell office:value-type="float" office:value="3.2479" calcext:value-type="float">
            <text:p>3.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06:32</text:p>
          </table:table-cell>
          <table:table-cell office:value-type="float" office:value="3.1087" calcext:value-type="float">
            <text:p>3.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09:52</text:p>
          </table:table-cell>
          <table:table-cell office:value-type="float" office:value="3.2283" calcext:value-type="float">
            <text:p>3.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11:34</text:p>
          </table:table-cell>
          <table:table-cell office:value-type="float" office:value="3.2625" calcext:value-type="float">
            <text:p>3.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13:16</text:p>
          </table:table-cell>
          <table:table-cell office:value-type="float" office:value="3.2564" calcext:value-type="float">
            <text:p>3.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14:57</text:p>
          </table:table-cell>
          <table:table-cell office:value-type="float" office:value="3.2357" calcext:value-type="float">
            <text:p>3.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16:39</text:p>
          </table:table-cell>
          <table:table-cell office:value-type="float" office:value="3.2198" calcext:value-type="float">
            <text:p>3.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18:21</text:p>
          </table:table-cell>
          <table:table-cell office:value-type="float" office:value="3.2198" calcext:value-type="float">
            <text:p>3.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20:02</text:p>
          </table:table-cell>
          <table:table-cell office:value-type="float" office:value="3.2552" calcext:value-type="float">
            <text:p>3.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21:44</text:p>
          </table:table-cell>
          <table:table-cell office:value-type="float" office:value="3.3138" calcext:value-type="float">
            <text:p>3.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23:26</text:p>
          </table:table-cell>
          <table:table-cell office:value-type="float" office:value="3.3639" calcext:value-type="float">
            <text:p>3.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25:07</text:p>
          </table:table-cell>
          <table:table-cell office:value-type="float" office:value="3.3895" calcext:value-type="float">
            <text:p>3.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28:03</text:p>
          </table:table-cell>
          <table:table-cell office:value-type="float" office:value="3.4017" calcext:value-type="float">
            <text:p>3.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29:45</text:p>
          </table:table-cell>
          <table:table-cell office:value-type="float" office:value="3.4151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31:26</text:p>
          </table:table-cell>
          <table:table-cell office:value-type="float" office:value="3.4225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33:08</text:p>
          </table:table-cell>
          <table:table-cell office:value-type="float" office:value="3.4212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34:50</text:p>
          </table:table-cell>
          <table:table-cell office:value-type="float" office:value="3.4225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36:31</text:p>
          </table:table-cell>
          <table:table-cell office:value-type="float" office:value="3.3687" calcext:value-type="float">
            <text:p>3.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38:13</text:p>
          </table:table-cell>
          <table:table-cell office:value-type="float" office:value="3.3553" calcext:value-type="float">
            <text:p>3.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39:55</text:p>
          </table:table-cell>
          <table:table-cell office:value-type="float" office:value="3.3651" calcext:value-type="float">
            <text:p>3.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41:36</text:p>
          </table:table-cell>
          <table:table-cell office:value-type="float" office:value="3.3834" calcext:value-type="float">
            <text:p>3.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43:18</text:p>
          </table:table-cell>
          <table:table-cell office:value-type="float" office:value="3.4115" calcext:value-type="float">
            <text:p>3.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44:59</text:p>
          </table:table-cell>
          <table:table-cell office:value-type="float" office:value="3.4249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46:41</text:p>
          </table:table-cell>
          <table:table-cell office:value-type="float" office:value="3.431" calcext:value-type="float">
            <text:p>3.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48:23</text:p>
          </table:table-cell>
          <table:table-cell office:value-type="float" office:value="3.4286" calcext:value-type="float">
            <text:p>3.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50:04</text:p>
          </table:table-cell>
          <table:table-cell office:value-type="float" office:value="3.3431" calcext:value-type="float">
            <text:p>3.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51:46</text:p>
          </table:table-cell>
          <table:table-cell office:value-type="float" office:value="3.4274" calcext:value-type="float">
            <text:p>3.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53:28</text:p>
          </table:table-cell>
          <table:table-cell office:value-type="float" office:value="3.409" calcext:value-type="float">
            <text:p>3.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55:09</text:p>
          </table:table-cell>
          <table:table-cell office:value-type="float" office:value="3.3956" calcext:value-type="float">
            <text:p>3.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56:51</text:p>
          </table:table-cell>
          <table:table-cell office:value-type="float" office:value="3.4042" calcext:value-type="float">
            <text:p>3.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9:58:32</text:p>
          </table:table-cell>
          <table:table-cell office:value-type="float" office:value="3.4078" calcext:value-type="float">
            <text:p>3.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00:14</text:p>
          </table:table-cell>
          <table:table-cell office:value-type="float" office:value="3.3883" calcext:value-type="float">
            <text:p>3.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01:56</text:p>
          </table:table-cell>
          <table:table-cell office:value-type="float" office:value="3.3333" calcext:value-type="float">
            <text:p>3.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03:37</text:p>
          </table:table-cell>
          <table:table-cell office:value-type="float" office:value="3.2955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05:19</text:p>
          </table:table-cell>
          <table:table-cell office:value-type="float" office:value="3.3272" calcext:value-type="float">
            <text:p>3.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07:01</text:p>
          </table:table-cell>
          <table:table-cell office:value-type="float" office:value="3.3712" calcext:value-type="float">
            <text:p>3.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08:42</text:p>
          </table:table-cell>
          <table:table-cell office:value-type="float" office:value="3.3785" calcext:value-type="float">
            <text:p>3.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10:24</text:p>
          </table:table-cell>
          <table:table-cell office:value-type="float" office:value="3.3602" calcext:value-type="float">
            <text:p>3.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12:05</text:p>
          </table:table-cell>
          <table:table-cell office:value-type="float" office:value="3.2515" calcext:value-type="float">
            <text:p>3.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18:58</text:p>
          </table:table-cell>
          <table:table-cell office:value-type="float" office:value="3.348" calcext:value-type="float">
            <text:p>3.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20:40</text:p>
          </table:table-cell>
          <table:table-cell office:value-type="float" office:value="3.2882" calcext:value-type="float">
            <text:p>3.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22:22</text:p>
          </table:table-cell>
          <table:table-cell office:value-type="float" office:value="3.2821" calcext:value-type="float">
            <text:p>3.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24:03</text:p>
          </table:table-cell>
          <table:table-cell office:value-type="float" office:value="3.2759" calcext:value-type="float">
            <text:p>3.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25:45</text:p>
          </table:table-cell>
          <table:table-cell office:value-type="float" office:value="3.2882" calcext:value-type="float">
            <text:p>3.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27:26</text:p>
          </table:table-cell>
          <table:table-cell office:value-type="float" office:value="3.2845" calcext:value-type="float">
            <text:p>3.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29:08</text:p>
          </table:table-cell>
          <table:table-cell office:value-type="float" office:value="3.2662" calcext:value-type="float">
            <text:p>3.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30:50</text:p>
          </table:table-cell>
          <table:table-cell office:value-type="float" office:value="3.2466" calcext:value-type="float">
            <text:p>3.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32:31</text:p>
          </table:table-cell>
          <table:table-cell office:value-type="float" office:value="3.2271" calcext:value-type="float">
            <text:p>3.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34:13</text:p>
          </table:table-cell>
          <table:table-cell office:value-type="float" office:value="3.1233" calcext:value-type="float">
            <text:p>3.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35:55</text:p>
          </table:table-cell>
          <table:table-cell office:value-type="float" office:value="3.1929" calcext:value-type="float">
            <text:p>3.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37:36</text:p>
          </table:table-cell>
          <table:table-cell office:value-type="float" office:value="3.1685" calcext:value-type="float">
            <text:p>3.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39:18</text:p>
          </table:table-cell>
          <table:table-cell office:value-type="float" office:value="3.1013" calcext:value-type="float">
            <text:p>3.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41:00</text:p>
          </table:table-cell>
          <table:table-cell office:value-type="float" office:value="3.0549" calcext:value-type="float">
            <text:p>3.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42:41</text:p>
          </table:table-cell>
          <table:table-cell office:value-type="float" office:value="3.0049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44:23</text:p>
          </table:table-cell>
          <table:table-cell office:value-type="float" office:value="3.0098" calcext:value-type="float">
            <text:p>3.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46:05</text:p>
          </table:table-cell>
          <table:table-cell office:value-type="float" office:value="3.0049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47:46</text:p>
          </table:table-cell>
          <table:table-cell office:value-type="float" office:value="2.9768" calcext:value-type="float">
            <text:p>2.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49:28</text:p>
          </table:table-cell>
          <table:table-cell office:value-type="float" office:value="2.9487" calcext:value-type="float">
            <text:p>2.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51:10</text:p>
          </table:table-cell>
          <table:table-cell office:value-type="float" office:value="2.9219" calcext:value-type="float">
            <text:p>2.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52:51</text:p>
          </table:table-cell>
          <table:table-cell office:value-type="float" office:value="2.9035" calcext:value-type="float">
            <text:p>2.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54:33</text:p>
          </table:table-cell>
          <table:table-cell office:value-type="float" office:value="2.8706" calcext:value-type="float">
            <text:p>2.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56:15</text:p>
          </table:table-cell>
          <table:table-cell office:value-type="float" office:value="2.7778" calcext:value-type="float">
            <text:p>2.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57:56</text:p>
          </table:table-cell>
          <table:table-cell office:value-type="float" office:value="2.8523" calcext:value-type="float">
            <text:p>2.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:59:38</text:p>
          </table:table-cell>
          <table:table-cell office:value-type="float" office:value="2.8645" calcext:value-type="float">
            <text:p>2.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01:19</text:p>
          </table:table-cell>
          <table:table-cell office:value-type="float" office:value="2.9121" calcext:value-type="float">
            <text:p>2.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03:01</text:p>
          </table:table-cell>
          <table:table-cell office:value-type="float" office:value="2.9402" calcext:value-type="float">
            <text:p>2.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04:43</text:p>
          </table:table-cell>
          <table:table-cell office:value-type="float" office:value="2.9096" calcext:value-type="float">
            <text:p>2.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06:24</text:p>
          </table:table-cell>
          <table:table-cell office:value-type="float" office:value="2.9158" calcext:value-type="float">
            <text:p>2.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08:06</text:p>
          </table:table-cell>
          <table:table-cell office:value-type="float" office:value="2.9731" calcext:value-type="float">
            <text:p>2.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09:48</text:p>
          </table:table-cell>
          <table:table-cell office:value-type="float" office:value="3.0232" calcext:value-type="float">
            <text:p>3.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11:29</text:p>
          </table:table-cell>
          <table:table-cell office:value-type="float" office:value="3.0891" calcext:value-type="float">
            <text:p>3.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16:34</text:p>
          </table:table-cell>
          <table:table-cell office:value-type="float" office:value="3.0867" calcext:value-type="float">
            <text:p>3.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18:16</text:p>
          </table:table-cell>
          <table:table-cell office:value-type="float" office:value="2.9683" calcext:value-type="float">
            <text:p>2.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19:57</text:p>
          </table:table-cell>
          <table:table-cell office:value-type="float" office:value="3.0781" calcext:value-type="float">
            <text:p>3.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21:39</text:p>
          </table:table-cell>
          <table:table-cell office:value-type="float" office:value="3.0916" calcext:value-type="float">
            <text:p>3.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23:21</text:p>
          </table:table-cell>
          <table:table-cell office:value-type="float" office:value="3.1429" calcext:value-type="float">
            <text:p>3.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25:02</text:p>
          </table:table-cell>
          <table:table-cell office:value-type="float" office:value="3.1783" calcext:value-type="float">
            <text:p>3.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26:44</text:p>
          </table:table-cell>
          <table:table-cell office:value-type="float" office:value="3.2234" calcext:value-type="float">
            <text:p>3.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28:26</text:p>
          </table:table-cell>
          <table:table-cell office:value-type="float" office:value="3.2955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30:07</text:p>
          </table:table-cell>
          <table:table-cell office:value-type="float" office:value="3.2869" calcext:value-type="float">
            <text:p>3.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31:49</text:p>
          </table:table-cell>
          <table:table-cell office:value-type="float" office:value="3.3309" calcext:value-type="float">
            <text:p>3.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33:30</text:p>
          </table:table-cell>
          <table:table-cell office:value-type="float" office:value="3.3907" calcext:value-type="float">
            <text:p>3.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35:12</text:p>
          </table:table-cell>
          <table:table-cell office:value-type="float" office:value="3.3956" calcext:value-type="float">
            <text:p>3.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37:25</text:p>
          </table:table-cell>
          <table:table-cell office:value-type="float" office:value="3.3541" calcext:value-type="float">
            <text:p>3.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39:06</text:p>
          </table:table-cell>
          <table:table-cell office:value-type="float" office:value="3.3162" calcext:value-type="float">
            <text:p>3.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40:48</text:p>
          </table:table-cell>
          <table:table-cell office:value-type="float" office:value="3.4212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42:30</text:p>
          </table:table-cell>
          <table:table-cell office:value-type="float" office:value="3.4176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44:11</text:p>
          </table:table-cell>
          <table:table-cell office:value-type="float" office:value="3.4408" calcext:value-type="float">
            <text:p>3.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45:53</text:p>
          </table:table-cell>
          <table:table-cell office:value-type="float" office:value="3.4408" calcext:value-type="float">
            <text:p>3.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47:34</text:p>
          </table:table-cell>
          <table:table-cell office:value-type="float" office:value="3.4225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49:16</text:p>
          </table:table-cell>
          <table:table-cell office:value-type="float" office:value="3.4444" calcext:value-type="float">
            <text:p>3.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50:58</text:p>
          </table:table-cell>
          <table:table-cell office:value-type="float" office:value="3.4432" calcext:value-type="float">
            <text:p>3.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52:39</text:p>
          </table:table-cell>
          <table:table-cell office:value-type="float" office:value="3.4481" calcext:value-type="float">
            <text:p>3.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54:21</text:p>
          </table:table-cell>
          <table:table-cell office:value-type="float" office:value="3.4518" calcext:value-type="float">
            <text:p>3.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56:03</text:p>
          </table:table-cell>
          <table:table-cell office:value-type="float" office:value="3.4774" calcext:value-type="float">
            <text:p>3.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57:44</text:p>
          </table:table-cell>
          <table:table-cell office:value-type="float" office:value="3.4591" calcext:value-type="float">
            <text:p>3.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:59:26</text:p>
          </table:table-cell>
          <table:table-cell office:value-type="float" office:value="3.453" calcext:value-type="float">
            <text:p>3.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01:07</text:p>
          </table:table-cell>
          <table:table-cell office:value-type="float" office:value="3.2821" calcext:value-type="float">
            <text:p>3.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02:49</text:p>
          </table:table-cell>
          <table:table-cell office:value-type="float" office:value="3.4701" calcext:value-type="float">
            <text:p>3.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04:31</text:p>
          </table:table-cell>
          <table:table-cell office:value-type="float" office:value="3.4908" calcext:value-type="float">
            <text:p>3.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06:12</text:p>
          </table:table-cell>
          <table:table-cell office:value-type="float" office:value="3.4383" calcext:value-type="float">
            <text:p>3.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07:54</text:p>
          </table:table-cell>
          <table:table-cell office:value-type="float" office:value="3.4176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26:32</text:p>
          </table:table-cell>
          <table:table-cell office:value-type="float" office:value="3.2308" calcext:value-type="float">
            <text:p>3.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28:14</text:p>
          </table:table-cell>
          <table:table-cell office:value-type="float" office:value="3.8486" calcext:value-type="float">
            <text:p>3.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29:55</text:p>
          </table:table-cell>
          <table:table-cell office:value-type="float" office:value="3.2332" calcext:value-type="float">
            <text:p>3.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31:37</text:p>
          </table:table-cell>
          <table:table-cell office:value-type="float" office:value="3.2271" calcext:value-type="float">
            <text:p>3.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33:19</text:p>
          </table:table-cell>
          <table:table-cell office:value-type="float" office:value="3.2088" calcext:value-type="float">
            <text:p>3.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35:00</text:p>
          </table:table-cell>
          <table:table-cell office:value-type="float" office:value="3.1868" calcext:value-type="float">
            <text:p>3.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36:42</text:p>
          </table:table-cell>
          <table:table-cell office:value-type="float" office:value="3.188" calcext:value-type="float">
            <text:p>3.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39:56</text:p>
          </table:table-cell>
          <table:table-cell office:value-type="float" office:value="3.2735" calcext:value-type="float">
            <text:p>3.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41:37</text:p>
          </table:table-cell>
          <table:table-cell office:value-type="float" office:value="3.3309" calcext:value-type="float">
            <text:p>3.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43:19</text:p>
          </table:table-cell>
          <table:table-cell office:value-type="float" office:value="3.3126" calcext:value-type="float">
            <text:p>3.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45:01</text:p>
          </table:table-cell>
          <table:table-cell office:value-type="float" office:value="3.2527" calcext:value-type="float">
            <text:p>3.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46:42</text:p>
          </table:table-cell>
          <table:table-cell office:value-type="float" office:value="3.2784" calcext:value-type="float">
            <text:p>3.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48:24</text:p>
          </table:table-cell>
          <table:table-cell office:value-type="float" office:value="3.3016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50:05</text:p>
          </table:table-cell>
          <table:table-cell office:value-type="float" office:value="3.3138" calcext:value-type="float">
            <text:p>3.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51:47</text:p>
          </table:table-cell>
          <table:table-cell office:value-type="float" office:value="3.3297" calcext:value-type="float">
            <text:p>3.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53:29</text:p>
          </table:table-cell>
          <table:table-cell office:value-type="float" office:value="3.3504" calcext:value-type="float">
            <text:p>3.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55:10</text:p>
          </table:table-cell>
          <table:table-cell office:value-type="float" office:value="3.3211" calcext:value-type="float">
            <text:p>3.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56:52</text:p>
          </table:table-cell>
          <table:table-cell office:value-type="float" office:value="3.3248" calcext:value-type="float">
            <text:p>3.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:58:34</text:p>
          </table:table-cell>
          <table:table-cell office:value-type="float" office:value="3.3468" calcext:value-type="float">
            <text:p>3.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00:15</text:p>
          </table:table-cell>
          <table:table-cell office:value-type="float" office:value="3.37" calcext:value-type="float">
            <text:p>3.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01:57</text:p>
          </table:table-cell>
          <table:table-cell office:value-type="float" office:value="3.3968" calcext:value-type="float">
            <text:p>3.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03:39</text:p>
          </table:table-cell>
          <table:table-cell office:value-type="float" office:value="3.4286" calcext:value-type="float">
            <text:p>3.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05:20</text:p>
          </table:table-cell>
          <table:table-cell office:value-type="float" office:value="3.4469" calcext:value-type="float">
            <text:p>3.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07:02</text:p>
          </table:table-cell>
          <table:table-cell office:value-type="float" office:value="3.4225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08:43</text:p>
          </table:table-cell>
          <table:table-cell office:value-type="float" office:value="3.4188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10:25</text:p>
          </table:table-cell>
          <table:table-cell office:value-type="float" office:value="3.4371" calcext:value-type="float">
            <text:p>3.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12:07</text:p>
          </table:table-cell>
          <table:table-cell office:value-type="float" office:value="3.4164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13:48</text:p>
          </table:table-cell>
          <table:table-cell office:value-type="float" office:value="3.409" calcext:value-type="float">
            <text:p>3.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15:30</text:p>
          </table:table-cell>
          <table:table-cell office:value-type="float" office:value="3.3956" calcext:value-type="float">
            <text:p>3.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17:11</text:p>
          </table:table-cell>
          <table:table-cell office:value-type="float" office:value="3.4139" calcext:value-type="float">
            <text:p>3.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18:53</text:p>
          </table:table-cell>
          <table:table-cell office:value-type="float" office:value="3.4225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20:35</text:p>
          </table:table-cell>
          <table:table-cell office:value-type="float" office:value="3.4151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22:16</text:p>
          </table:table-cell>
          <table:table-cell office:value-type="float" office:value="3.4042" calcext:value-type="float">
            <text:p>3.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23:58</text:p>
          </table:table-cell>
          <table:table-cell office:value-type="float" office:value="3.3712" calcext:value-type="float">
            <text:p>3.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25:40</text:p>
          </table:table-cell>
          <table:table-cell office:value-type="float" office:value="3.4261" calcext:value-type="float">
            <text:p>3.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27:21</text:p>
          </table:table-cell>
          <table:table-cell office:value-type="float" office:value="3.4151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29:03</text:p>
          </table:table-cell>
          <table:table-cell office:value-type="float" office:value="3.4103" calcext:value-type="float">
            <text:p>3.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30:44</text:p>
          </table:table-cell>
          <table:table-cell office:value-type="float" office:value="3.3993" calcext:value-type="float">
            <text:p>3.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32:26</text:p>
          </table:table-cell>
          <table:table-cell office:value-type="float" office:value="3.3761" calcext:value-type="float">
            <text:p>3.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34:08</text:p>
          </table:table-cell>
          <table:table-cell office:value-type="float" office:value="3.3993" calcext:value-type="float">
            <text:p>3.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35:49</text:p>
          </table:table-cell>
          <table:table-cell office:value-type="float" office:value="3.4139" calcext:value-type="float">
            <text:p>3.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37:31</text:p>
          </table:table-cell>
          <table:table-cell office:value-type="float" office:value="3.4078" calcext:value-type="float">
            <text:p>3.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39:13</text:p>
          </table:table-cell>
          <table:table-cell office:value-type="float" office:value="3.4151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40:54</text:p>
          </table:table-cell>
          <table:table-cell office:value-type="float" office:value="3.4286" calcext:value-type="float">
            <text:p>3.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42:36</text:p>
          </table:table-cell>
          <table:table-cell office:value-type="float" office:value="3.4347" calcext:value-type="float">
            <text:p>3.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44:17</text:p>
          </table:table-cell>
          <table:table-cell office:value-type="float" office:value="3.4359" calcext:value-type="float">
            <text:p>3.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45:59</text:p>
          </table:table-cell>
          <table:table-cell office:value-type="float" office:value="3.4066" calcext:value-type="float">
            <text:p>3.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47:41</text:p>
          </table:table-cell>
          <table:table-cell office:value-type="float" office:value="3.4274" calcext:value-type="float">
            <text:p>3.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49:22</text:p>
          </table:table-cell>
          <table:table-cell office:value-type="float" office:value="3.4347" calcext:value-type="float">
            <text:p>3.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51:04</text:p>
          </table:table-cell>
          <table:table-cell office:value-type="float" office:value="3.3993" calcext:value-type="float">
            <text:p>3.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52:45</text:p>
          </table:table-cell>
          <table:table-cell office:value-type="float" office:value="3.3846" calcext:value-type="float">
            <text:p>3.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54:27</text:p>
          </table:table-cell>
          <table:table-cell office:value-type="float" office:value="3.4347" calcext:value-type="float">
            <text:p>3.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56:09</text:p>
          </table:table-cell>
          <table:table-cell office:value-type="float" office:value="3.42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57:50</text:p>
          </table:table-cell>
          <table:table-cell office:value-type="float" office:value="3.4408" calcext:value-type="float">
            <text:p>3.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3:59:32</text:p>
          </table:table-cell>
          <table:table-cell office:value-type="float" office:value="3.4054" calcext:value-type="float">
            <text:p>3.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01:14</text:p>
          </table:table-cell>
          <table:table-cell office:value-type="float" office:value="3.42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02:55</text:p>
          </table:table-cell>
          <table:table-cell office:value-type="float" office:value="3.4151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04:37</text:p>
          </table:table-cell>
          <table:table-cell office:value-type="float" office:value="3.4054" calcext:value-type="float">
            <text:p>3.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06:19</text:p>
          </table:table-cell>
          <table:table-cell office:value-type="float" office:value="3.4298" calcext:value-type="float">
            <text:p>3.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08:00</text:p>
          </table:table-cell>
          <table:table-cell office:value-type="float" office:value="3.3382" calcext:value-type="float">
            <text:p>3.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09:42</text:p>
          </table:table-cell>
          <table:table-cell office:value-type="float" office:value="3.4017" calcext:value-type="float">
            <text:p>3.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11:24</text:p>
          </table:table-cell>
          <table:table-cell office:value-type="float" office:value="3.3858" calcext:value-type="float">
            <text:p>3.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13:05</text:p>
          </table:table-cell>
          <table:table-cell office:value-type="float" office:value="3.3919" calcext:value-type="float">
            <text:p>3.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14:47</text:p>
          </table:table-cell>
          <table:table-cell office:value-type="float" office:value="3.3919" calcext:value-type="float">
            <text:p>3.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16:29</text:p>
          </table:table-cell>
          <table:table-cell office:value-type="float" office:value="3.3639" calcext:value-type="float">
            <text:p>3.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18:10</text:p>
          </table:table-cell>
          <table:table-cell office:value-type="float" office:value="3.3321" calcext:value-type="float">
            <text:p>3.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19:52</text:p>
          </table:table-cell>
          <table:table-cell office:value-type="float" office:value="3.3089" calcext:value-type="float">
            <text:p>3.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21:33</text:p>
          </table:table-cell>
          <table:table-cell office:value-type="float" office:value="3.3162" calcext:value-type="float">
            <text:p>3.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23:15</text:p>
          </table:table-cell>
          <table:table-cell office:value-type="float" office:value="3.3297" calcext:value-type="float">
            <text:p>3.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24:57</text:p>
          </table:table-cell>
          <table:table-cell office:value-type="float" office:value="3.3736" calcext:value-type="float">
            <text:p>3.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26:38</text:p>
          </table:table-cell>
          <table:table-cell office:value-type="float" office:value="3.3858" calcext:value-type="float">
            <text:p>3.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28:20</text:p>
          </table:table-cell>
          <table:table-cell office:value-type="float" office:value="3.3516" calcext:value-type="float">
            <text:p>3.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30:02</text:p>
          </table:table-cell>
          <table:table-cell office:value-type="float" office:value="3.2906" calcext:value-type="float">
            <text:p>3.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31:43</text:p>
          </table:table-cell>
          <table:table-cell office:value-type="float" office:value="3.3382" calcext:value-type="float">
            <text:p>3.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33:25</text:p>
          </table:table-cell>
          <table:table-cell office:value-type="float" office:value="3.3211" calcext:value-type="float">
            <text:p>3.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35:06</text:p>
          </table:table-cell>
          <table:table-cell office:value-type="float" office:value="3.3223" calcext:value-type="float">
            <text:p>3.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36:48</text:p>
          </table:table-cell>
          <table:table-cell office:value-type="float" office:value="3.3199" calcext:value-type="float">
            <text:p>3.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38:30</text:p>
          </table:table-cell>
          <table:table-cell office:value-type="float" office:value="3.315" calcext:value-type="float">
            <text:p>3.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40:11</text:p>
          </table:table-cell>
          <table:table-cell office:value-type="float" office:value="3.3211" calcext:value-type="float">
            <text:p>3.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41:53</text:p>
          </table:table-cell>
          <table:table-cell office:value-type="float" office:value="3.3504" calcext:value-type="float">
            <text:p>3.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43:35</text:p>
          </table:table-cell>
          <table:table-cell office:value-type="float" office:value="3.3492" calcext:value-type="float">
            <text:p>3.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45:16</text:p>
          </table:table-cell>
          <table:table-cell office:value-type="float" office:value="3.3394" calcext:value-type="float">
            <text:p>3.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46:58</text:p>
          </table:table-cell>
          <table:table-cell office:value-type="float" office:value="3.3309" calcext:value-type="float">
            <text:p>3.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48:40</text:p>
          </table:table-cell>
          <table:table-cell office:value-type="float" office:value="3.3297" calcext:value-type="float">
            <text:p>3.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50:22</text:p>
          </table:table-cell>
          <table:table-cell office:value-type="float" office:value="3.3236" calcext:value-type="float">
            <text:p>3.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52:03</text:p>
          </table:table-cell>
          <table:table-cell office:value-type="float" office:value="3.2759" calcext:value-type="float">
            <text:p>3.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53:45</text:p>
          </table:table-cell>
          <table:table-cell office:value-type="float" office:value="3.3297" calcext:value-type="float">
            <text:p>3.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55:27</text:p>
          </table:table-cell>
          <table:table-cell office:value-type="float" office:value="3.3187" calcext:value-type="float">
            <text:p>3.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57:09</text:p>
          </table:table-cell>
          <table:table-cell office:value-type="float" office:value="3.3175" calcext:value-type="float">
            <text:p>3.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4:58:50</text:p>
          </table:table-cell>
          <table:table-cell office:value-type="float" office:value="3.3162" calcext:value-type="float">
            <text:p>3.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00:32</text:p>
          </table:table-cell>
          <table:table-cell office:value-type="float" office:value="3.3053" calcext:value-type="float">
            <text:p>3.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02:14</text:p>
          </table:table-cell>
          <table:table-cell office:value-type="float" office:value="3.2979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03:56</text:p>
          </table:table-cell>
          <table:table-cell office:value-type="float" office:value="3.2955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05:37</text:p>
          </table:table-cell>
          <table:table-cell office:value-type="float" office:value="3.2796" calcext:value-type="float">
            <text:p>3.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07:19</text:p>
          </table:table-cell>
          <table:table-cell office:value-type="float" office:value="3.2723" calcext:value-type="float">
            <text:p>3.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09:00</text:p>
          </table:table-cell>
          <table:table-cell office:value-type="float" office:value="3.2527" calcext:value-type="float">
            <text:p>3.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10:42</text:p>
          </table:table-cell>
          <table:table-cell office:value-type="float" office:value="3.232" calcext:value-type="float">
            <text:p>3.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12:24</text:p>
          </table:table-cell>
          <table:table-cell office:value-type="float" office:value="3.2381" calcext:value-type="float">
            <text:p>3.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14:05</text:p>
          </table:table-cell>
          <table:table-cell office:value-type="float" office:value="3.1319" calcext:value-type="float">
            <text:p>3.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15:47</text:p>
          </table:table-cell>
          <table:table-cell office:value-type="float" office:value="3.2466" calcext:value-type="float">
            <text:p>3.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17:28</text:p>
          </table:table-cell>
          <table:table-cell office:value-type="float" office:value="3.2369" calcext:value-type="float">
            <text:p>3.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19:10</text:p>
          </table:table-cell>
          <table:table-cell office:value-type="float" office:value="3.2259" calcext:value-type="float">
            <text:p>3.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20:52</text:p>
          </table:table-cell>
          <table:table-cell office:value-type="float" office:value="3.2283" calcext:value-type="float">
            <text:p>3.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22:33</text:p>
          </table:table-cell>
          <table:table-cell office:value-type="float" office:value="3.2295" calcext:value-type="float">
            <text:p>3.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24:15</text:p>
          </table:table-cell>
          <table:table-cell office:value-type="float" office:value="3.2369" calcext:value-type="float">
            <text:p>3.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25:57</text:p>
          </table:table-cell>
          <table:table-cell office:value-type="float" office:value="3.2308" calcext:value-type="float">
            <text:p>3.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27:39</text:p>
          </table:table-cell>
          <table:table-cell office:value-type="float" office:value="3.2173" calcext:value-type="float">
            <text:p>3.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29:20</text:p>
          </table:table-cell>
          <table:table-cell office:value-type="float" office:value="3.2234" calcext:value-type="float">
            <text:p>3.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31:02</text:p>
          </table:table-cell>
          <table:table-cell office:value-type="float" office:value="3.2454" calcext:value-type="float">
            <text:p>3.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32:44</text:p>
          </table:table-cell>
          <table:table-cell office:value-type="float" office:value="3.2723" calcext:value-type="float">
            <text:p>3.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34:25</text:p>
          </table:table-cell>
          <table:table-cell office:value-type="float" office:value="3.2882" calcext:value-type="float">
            <text:p>3.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36:07</text:p>
          </table:table-cell>
          <table:table-cell office:value-type="float" office:value="3.2173" calcext:value-type="float">
            <text:p>3.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37:49</text:p>
          </table:table-cell>
          <table:table-cell office:value-type="float" office:value="3.2918" calcext:value-type="float">
            <text:p>3.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39:30</text:p>
          </table:table-cell>
          <table:table-cell office:value-type="float" office:value="3.2955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41:12</text:p>
          </table:table-cell>
          <table:table-cell office:value-type="float" office:value="3.3016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42:54</text:p>
          </table:table-cell>
          <table:table-cell office:value-type="float" office:value="3.3431" calcext:value-type="float">
            <text:p>3.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44:36</text:p>
          </table:table-cell>
          <table:table-cell office:value-type="float" office:value="3.3651" calcext:value-type="float">
            <text:p>3.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46:17</text:p>
          </table:table-cell>
          <table:table-cell office:value-type="float" office:value="3.3748" calcext:value-type="float">
            <text:p>3.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47:59</text:p>
          </table:table-cell>
          <table:table-cell office:value-type="float" office:value="3.3797" calcext:value-type="float">
            <text:p>3.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49:41</text:p>
          </table:table-cell>
          <table:table-cell office:value-type="float" office:value="3.4127" calcext:value-type="float">
            <text:p>3.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51:22</text:p>
          </table:table-cell>
          <table:table-cell office:value-type="float" office:value="3.4286" calcext:value-type="float">
            <text:p>3.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53:04</text:p>
          </table:table-cell>
          <table:table-cell office:value-type="float" office:value="3.431" calcext:value-type="float">
            <text:p>3.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54:46</text:p>
          </table:table-cell>
          <table:table-cell office:value-type="float" office:value="3.4383" calcext:value-type="float">
            <text:p>3.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56:27</text:p>
          </table:table-cell>
          <table:table-cell office:value-type="float" office:value="3.4212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58:09</text:p>
          </table:table-cell>
          <table:table-cell office:value-type="float" office:value="3.348" calcext:value-type="float">
            <text:p>3.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5:59:51</text:p>
          </table:table-cell>
          <table:table-cell office:value-type="float" office:value="3.4127" calcext:value-type="float">
            <text:p>3.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01:33</text:p>
          </table:table-cell>
          <table:table-cell office:value-type="float" office:value="3.4017" calcext:value-type="float">
            <text:p>3.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03:14</text:p>
          </table:table-cell>
          <table:table-cell office:value-type="float" office:value="3.3895" calcext:value-type="float">
            <text:p>3.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04:56</text:p>
          </table:table-cell>
          <table:table-cell office:value-type="float" office:value="3.37" calcext:value-type="float">
            <text:p>3.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06:38</text:p>
          </table:table-cell>
          <table:table-cell office:value-type="float" office:value="3.3602" calcext:value-type="float">
            <text:p>3.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08:19</text:p>
          </table:table-cell>
          <table:table-cell office:value-type="float" office:value="3.37" calcext:value-type="float">
            <text:p>3.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10:01</text:p>
          </table:table-cell>
          <table:table-cell office:value-type="float" office:value="3.4066" calcext:value-type="float">
            <text:p>3.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11:43</text:p>
          </table:table-cell>
          <table:table-cell office:value-type="float" office:value="3.3895" calcext:value-type="float">
            <text:p>3.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13:24</text:p>
          </table:table-cell>
          <table:table-cell office:value-type="float" office:value="3.4054" calcext:value-type="float">
            <text:p>3.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15:06</text:p>
          </table:table-cell>
          <table:table-cell office:value-type="float" office:value="3.4249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16:48</text:p>
          </table:table-cell>
          <table:table-cell office:value-type="float" office:value="3.4432" calcext:value-type="float">
            <text:p>3.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18:29</text:p>
          </table:table-cell>
          <table:table-cell office:value-type="float" office:value="3.4774" calcext:value-type="float">
            <text:p>3.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20:11</text:p>
          </table:table-cell>
          <table:table-cell office:value-type="float" office:value="3.4249" calcext:value-type="float">
            <text:p>3.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21:53</text:p>
          </table:table-cell>
          <table:table-cell office:value-type="float" office:value="3.4042" calcext:value-type="float">
            <text:p>3.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23:35</text:p>
          </table:table-cell>
          <table:table-cell office:value-type="float" office:value="3.3126" calcext:value-type="float">
            <text:p>3.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25:16</text:p>
          </table:table-cell>
          <table:table-cell office:value-type="float" office:value="3.2735" calcext:value-type="float">
            <text:p>3.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26:58</text:p>
          </table:table-cell>
          <table:table-cell office:value-type="float" office:value="3.254" calcext:value-type="float">
            <text:p>3.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28:39</text:p>
          </table:table-cell>
          <table:table-cell office:value-type="float" office:value="3.2479" calcext:value-type="float">
            <text:p>3.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30:21</text:p>
          </table:table-cell>
          <table:table-cell office:value-type="float" office:value="3.2625" calcext:value-type="float">
            <text:p>3.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32:03</text:p>
          </table:table-cell>
          <table:table-cell office:value-type="float" office:value="3.2784" calcext:value-type="float">
            <text:p>3.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33:44</text:p>
          </table:table-cell>
          <table:table-cell office:value-type="float" office:value="3.3089" calcext:value-type="float">
            <text:p>3.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35:26</text:p>
          </table:table-cell>
          <table:table-cell office:value-type="float" office:value="3.3529" calcext:value-type="float">
            <text:p>3.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37:08</text:p>
          </table:table-cell>
          <table:table-cell office:value-type="float" office:value="3.3553" calcext:value-type="float">
            <text:p>3.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38:49</text:p>
          </table:table-cell>
          <table:table-cell office:value-type="float" office:value="3.3724" calcext:value-type="float">
            <text:p>3.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40:31</text:p>
          </table:table-cell>
          <table:table-cell office:value-type="float" office:value="3.2503" calcext:value-type="float">
            <text:p>3.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42:13</text:p>
          </table:table-cell>
          <table:table-cell office:value-type="float" office:value="3.3101" calcext:value-type="float">
            <text:p>3.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43:54</text:p>
          </table:table-cell>
          <table:table-cell office:value-type="float" office:value="3.359" calcext:value-type="float">
            <text:p>3.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45:36</text:p>
          </table:table-cell>
          <table:table-cell office:value-type="float" office:value="3.3492" calcext:value-type="float">
            <text:p>3.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47:18</text:p>
          </table:table-cell>
          <table:table-cell office:value-type="float" office:value="3.3431" calcext:value-type="float">
            <text:p>3.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49:00</text:p>
          </table:table-cell>
          <table:table-cell office:value-type="float" office:value="3.3419" calcext:value-type="float">
            <text:p>3.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50:41</text:p>
          </table:table-cell>
          <table:table-cell office:value-type="float" office:value="3.3455" calcext:value-type="float">
            <text:p>3.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52:23</text:p>
          </table:table-cell>
          <table:table-cell office:value-type="float" office:value="3.3382" calcext:value-type="float">
            <text:p>3.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54:05</text:p>
          </table:table-cell>
          <table:table-cell office:value-type="float" office:value="3.3162" calcext:value-type="float">
            <text:p>3.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55:46</text:p>
          </table:table-cell>
          <table:table-cell office:value-type="float" office:value="3.3162" calcext:value-type="float">
            <text:p>3.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57:28</text:p>
          </table:table-cell>
          <table:table-cell office:value-type="float" office:value="3.3065" calcext:value-type="float">
            <text:p>3.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6:59:10</text:p>
          </table:table-cell>
          <table:table-cell office:value-type="float" office:value="3.2955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00:52</text:p>
          </table:table-cell>
          <table:table-cell office:value-type="float" office:value="3.3114" calcext:value-type="float">
            <text:p>3.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02:33</text:p>
          </table:table-cell>
          <table:table-cell office:value-type="float" office:value="3.0965" calcext:value-type="float">
            <text:p>3.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04:15</text:p>
          </table:table-cell>
          <table:table-cell office:value-type="float" office:value="3.3199" calcext:value-type="float">
            <text:p>3.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05:57</text:p>
          </table:table-cell>
          <table:table-cell office:value-type="float" office:value="3.359" calcext:value-type="float">
            <text:p>3.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07:39</text:p>
          </table:table-cell>
          <table:table-cell office:value-type="float" office:value="3.3138" calcext:value-type="float">
            <text:p>3.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09:20</text:p>
          </table:table-cell>
          <table:table-cell office:value-type="float" office:value="3.2918" calcext:value-type="float">
            <text:p>3.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11:02</text:p>
          </table:table-cell>
          <table:table-cell office:value-type="float" office:value="3.2808" calcext:value-type="float">
            <text:p>3.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12:44</text:p>
          </table:table-cell>
          <table:table-cell office:value-type="float" office:value="3.3211" calcext:value-type="float">
            <text:p>3.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14:25</text:p>
          </table:table-cell>
          <table:table-cell office:value-type="float" office:value="3.3077" calcext:value-type="float">
            <text:p>3.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16:07</text:p>
          </table:table-cell>
          <table:table-cell office:value-type="float" office:value="3.2869" calcext:value-type="float">
            <text:p>3.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17:49</text:p>
          </table:table-cell>
          <table:table-cell office:value-type="float" office:value="3.2857" calcext:value-type="float">
            <text:p>3.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19:31</text:p>
          </table:table-cell>
          <table:table-cell office:value-type="float" office:value="3.3065" calcext:value-type="float">
            <text:p>3.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21:12</text:p>
          </table:table-cell>
          <table:table-cell office:value-type="float" office:value="3.2943" calcext:value-type="float">
            <text:p>3.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22:54</text:p>
          </table:table-cell>
          <table:table-cell office:value-type="float" office:value="3.2772" calcext:value-type="float">
            <text:p>3.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24:35</text:p>
          </table:table-cell>
          <table:table-cell office:value-type="float" office:value="3.0073" calcext:value-type="float">
            <text:p>3.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26:17</text:p>
          </table:table-cell>
          <table:table-cell office:value-type="float" office:value="3.3162" calcext:value-type="float">
            <text:p>3.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27:59</text:p>
          </table:table-cell>
          <table:table-cell office:value-type="float" office:value="3.4591" calcext:value-type="float">
            <text:p>3.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29:40</text:p>
          </table:table-cell>
          <table:table-cell office:value-type="float" office:value="3.536" calcext:value-type="float">
            <text:p>3.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31:22</text:p>
          </table:table-cell>
          <table:table-cell office:value-type="float" office:value="3.3309" calcext:value-type="float">
            <text:p>3.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33:04</text:p>
          </table:table-cell>
          <table:table-cell office:value-type="float" office:value="3.3431" calcext:value-type="float">
            <text:p>3.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34:45</text:p>
          </table:table-cell>
          <table:table-cell office:value-type="float" office:value="3.3468" calcext:value-type="float">
            <text:p>3.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36:27</text:p>
          </table:table-cell>
          <table:table-cell office:value-type="float" office:value="3.3602" calcext:value-type="float">
            <text:p>3.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38:09</text:p>
          </table:table-cell>
          <table:table-cell office:value-type="float" office:value="3.4713" calcext:value-type="float">
            <text:p>3.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39:50</text:p>
          </table:table-cell>
          <table:table-cell office:value-type="float" office:value="3.5336" calcext:value-type="float">
            <text:p>3.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41:32</text:p>
          </table:table-cell>
          <table:table-cell office:value-type="float" office:value="3.5043" calcext:value-type="float">
            <text:p>3.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43:14</text:p>
          </table:table-cell>
          <table:table-cell office:value-type="float" office:value="3.2979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44:55</text:p>
          </table:table-cell>
          <table:table-cell office:value-type="float" office:value="3.3114" calcext:value-type="float">
            <text:p>3.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46:37</text:p>
          </table:table-cell>
          <table:table-cell office:value-type="float" office:value="3.0379" calcext:value-type="float">
            <text:p>3.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48:19</text:p>
          </table:table-cell>
          <table:table-cell office:value-type="float" office:value="3.5043" calcext:value-type="float">
            <text:p>3.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50:01</text:p>
          </table:table-cell>
          <table:table-cell office:value-type="float" office:value="3.5201" calcext:value-type="float">
            <text:p>3.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51:42</text:p>
          </table:table-cell>
          <table:table-cell office:value-type="float" office:value="3.4945" calcext:value-type="float">
            <text:p>3.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53:24</text:p>
          </table:table-cell>
          <table:table-cell office:value-type="float" office:value="3.4957" calcext:value-type="float">
            <text:p>3.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55:06</text:p>
          </table:table-cell>
          <table:table-cell office:value-type="float" office:value="3.2833" calcext:value-type="float">
            <text:p>3.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56:47</text:p>
          </table:table-cell>
          <table:table-cell office:value-type="float" office:value="3.4603" calcext:value-type="float">
            <text:p>3.4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7:58:29</text:p>
          </table:table-cell>
          <table:table-cell office:value-type="float" office:value="3.188" calcext:value-type="float">
            <text:p>3.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00:11</text:p>
          </table:table-cell>
          <table:table-cell office:value-type="float" office:value="3.5641" calcext:value-type="float">
            <text:p>3.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01:52</text:p>
          </table:table-cell>
          <table:table-cell office:value-type="float" office:value="3.5067" calcext:value-type="float">
            <text:p>3.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03:34</text:p>
          </table:table-cell>
          <table:table-cell office:value-type="float" office:value="3.4969" calcext:value-type="float">
            <text:p>3.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05:16</text:p>
          </table:table-cell>
          <table:table-cell office:value-type="float" office:value="3.4933" calcext:value-type="float">
            <text:p>3.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06:57</text:p>
          </table:table-cell>
          <table:table-cell office:value-type="float" office:value="3.4969" calcext:value-type="float">
            <text:p>3.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10:21</text:p>
          </table:table-cell>
          <table:table-cell office:value-type="float" office:value="2.9597" calcext:value-type="float">
            <text:p>2.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12:02</text:p>
          </table:table-cell>
          <table:table-cell office:value-type="float" office:value="3.1722" calcext:value-type="float">
            <text:p>3.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13:44</text:p>
          </table:table-cell>
          <table:table-cell office:value-type="float" office:value="3.1941" calcext:value-type="float">
            <text:p>3.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15:26</text:p>
          </table:table-cell>
          <table:table-cell office:value-type="float" office:value="3.2173" calcext:value-type="float">
            <text:p>3.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17:07</text:p>
          </table:table-cell>
          <table:table-cell office:value-type="float" office:value="3.2051" calcext:value-type="float">
            <text:p>3.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18:49</text:p>
          </table:table-cell>
          <table:table-cell office:value-type="float" office:value="3.177" calcext:value-type="float">
            <text:p>3.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20:31</text:p>
          </table:table-cell>
          <table:table-cell office:value-type="float" office:value="3.1636" calcext:value-type="float">
            <text:p>3.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22:12</text:p>
          </table:table-cell>
          <table:table-cell office:value-type="float" office:value="3.1502" calcext:value-type="float">
            <text:p>3.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23:54</text:p>
          </table:table-cell>
          <table:table-cell office:value-type="float" office:value="3.1392" calcext:value-type="float">
            <text:p>3.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25:36</text:p>
          </table:table-cell>
          <table:table-cell office:value-type="float" office:value="3.1709" calcext:value-type="float">
            <text:p>3.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27:17</text:p>
          </table:table-cell>
          <table:table-cell office:value-type="float" office:value="3.2137" calcext:value-type="float">
            <text:p>3.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28:59</text:p>
          </table:table-cell>
          <table:table-cell office:value-type="float" office:value="3.2405" calcext:value-type="float">
            <text:p>3.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30:41</text:p>
          </table:table-cell>
          <table:table-cell office:value-type="float" office:value="2.9255" calcext:value-type="float">
            <text:p>2.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32:22</text:p>
          </table:table-cell>
          <table:table-cell office:value-type="float" office:value="3.1807" calcext:value-type="float">
            <text:p>3.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34:04</text:p>
          </table:table-cell>
          <table:table-cell office:value-type="float" office:value="3.1929" calcext:value-type="float">
            <text:p>3.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35:46</text:p>
          </table:table-cell>
          <table:table-cell office:value-type="float" office:value="3.1685" calcext:value-type="float">
            <text:p>3.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37:27</text:p>
          </table:table-cell>
          <table:table-cell office:value-type="float" office:value="3.1392" calcext:value-type="float">
            <text:p>3.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39:09</text:p>
          </table:table-cell>
          <table:table-cell office:value-type="float" office:value="3.1258" calcext:value-type="float">
            <text:p>3.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40:51</text:p>
          </table:table-cell>
          <table:table-cell office:value-type="float" office:value="3.1245" calcext:value-type="float">
            <text:p>3.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42:32</text:p>
          </table:table-cell>
          <table:table-cell office:value-type="float" office:value="3.0965" calcext:value-type="float">
            <text:p>3.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44:14</text:p>
          </table:table-cell>
          <table:table-cell office:value-type="float" office:value="3.0611" calcext:value-type="float">
            <text:p>3.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45:55</text:p>
          </table:table-cell>
          <table:table-cell office:value-type="float" office:value="3.0147" calcext:value-type="float">
            <text:p>3.0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47:37</text:p>
          </table:table-cell>
          <table:table-cell office:value-type="float" office:value="2.8987" calcext:value-type="float">
            <text:p>2.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49:19</text:p>
          </table:table-cell>
          <table:table-cell office:value-type="float" office:value="3.0977" calcext:value-type="float">
            <text:p>3.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51:00</text:p>
          </table:table-cell>
          <table:table-cell office:value-type="float" office:value="2.7839" calcext:value-type="float">
            <text:p>2.7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52:42</text:p>
          </table:table-cell>
          <table:table-cell office:value-type="float" office:value="2.6569" calcext:value-type="float">
            <text:p>2.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54:24</text:p>
          </table:table-cell>
          <table:table-cell office:value-type="float" office:value="2.9365" calcext:value-type="float">
            <text:p>2.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56:05</text:p>
          </table:table-cell>
          <table:table-cell office:value-type="float" office:value="3.0342" calcext:value-type="float">
            <text:p>3.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57:47</text:p>
          </table:table-cell>
          <table:table-cell office:value-type="float" office:value="3.0452" calcext:value-type="float">
            <text:p>3.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8:59:28</text:p>
          </table:table-cell>
          <table:table-cell office:value-type="float" office:value="3.022" calcext:value-type="float">
            <text:p>3.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01:10</text:p>
          </table:table-cell>
          <table:table-cell office:value-type="float" office:value="2.9927" calcext:value-type="float">
            <text:p>2.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02:52</text:p>
          </table:table-cell>
          <table:table-cell office:value-type="float" office:value="2.9451" calcext:value-type="float">
            <text:p>2.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04:33</text:p>
          </table:table-cell>
          <table:table-cell office:value-type="float" office:value="2.9377" calcext:value-type="float">
            <text:p>2.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06:15</text:p>
          </table:table-cell>
          <table:table-cell office:value-type="float" office:value="2.9084" calcext:value-type="float">
            <text:p>2.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07:57</text:p>
          </table:table-cell>
          <table:table-cell office:value-type="float" office:value="2.8376" calcext:value-type="float">
            <text:p>2.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09:38</text:p>
          </table:table-cell>
          <table:table-cell office:value-type="float" office:value="2.8217" calcext:value-type="float">
            <text:p>2.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11:20</text:p>
          </table:table-cell>
          <table:table-cell office:value-type="float" office:value="2.7912" calcext:value-type="float">
            <text:p>2.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13:01</text:p>
          </table:table-cell>
          <table:table-cell office:value-type="float" office:value="2.7497" calcext:value-type="float">
            <text:p>2.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14:43</text:p>
          </table:table-cell>
          <table:table-cell office:value-type="float" office:value="2.7521" calcext:value-type="float">
            <text:p>2.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16:25</text:p>
          </table:table-cell>
          <table:table-cell office:value-type="float" office:value="2.5678" calcext:value-type="float">
            <text:p>2.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18:06</text:p>
          </table:table-cell>
          <table:table-cell office:value-type="float" office:value="2.7314" calcext:value-type="float">
            <text:p>2.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19:48</text:p>
          </table:table-cell>
          <table:table-cell office:value-type="float" office:value="2.7094" calcext:value-type="float">
            <text:p>2.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21:29</text:p>
          </table:table-cell>
          <table:table-cell office:value-type="float" office:value="2.6923" calcext:value-type="float">
            <text:p>2.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23:11</text:p>
          </table:table-cell>
          <table:table-cell office:value-type="float" office:value="2.6654" calcext:value-type="float">
            <text:p>2.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24:53</text:p>
          </table:table-cell>
          <table:table-cell office:value-type="float" office:value="2.6178" calcext:value-type="float">
            <text:p>2.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26:34</text:p>
          </table:table-cell>
          <table:table-cell office:value-type="float" office:value="2.5702" calcext:value-type="float">
            <text:p>2.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28:16</text:p>
          </table:table-cell>
          <table:table-cell office:value-type="float" office:value="2.5324" calcext:value-type="float">
            <text:p>2.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29:58</text:p>
          </table:table-cell>
          <table:table-cell office:value-type="float" office:value="2.4945" calcext:value-type="float">
            <text:p>2.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31:39</text:p>
          </table:table-cell>
          <table:table-cell office:value-type="float" office:value="2.4725" calcext:value-type="float">
            <text:p>2.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33:21</text:p>
          </table:table-cell>
          <table:table-cell office:value-type="float" office:value="2.4139" calcext:value-type="float">
            <text:p>2.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35:02</text:p>
          </table:table-cell>
          <table:table-cell office:value-type="float" office:value="2.3455" calcext:value-type="float">
            <text:p>2.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36:44</text:p>
          </table:table-cell>
          <table:table-cell office:value-type="float" office:value="2.1233" calcext:value-type="float">
            <text:p>2.1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38:26</text:p>
          </table:table-cell>
          <table:table-cell office:value-type="float" office:value="2.2173" calcext:value-type="float">
            <text:p>2.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40:07</text:p>
          </table:table-cell>
          <table:table-cell office:value-type="float" office:value="2.1441" calcext:value-type="float">
            <text:p>2.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41:49</text:p>
          </table:table-cell>
          <table:table-cell office:value-type="float" office:value="2.0916" calcext:value-type="float">
            <text:p>2.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43:30</text:p>
          </table:table-cell>
          <table:table-cell office:value-type="float" office:value="2.0464" calcext:value-type="float">
            <text:p>2.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45:12</text:p>
          </table:table-cell>
          <table:table-cell office:value-type="float" office:value="2.0024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46:54</text:p>
          </table:table-cell>
          <table:table-cell office:value-type="float" office:value="1.9621" calcext:value-type="float">
            <text:p>1.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48:35</text:p>
          </table:table-cell>
          <table:table-cell office:value-type="float" office:value="1.9267" calcext:value-type="float">
            <text:p>1.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50:17</text:p>
          </table:table-cell>
          <table:table-cell office:value-type="float" office:value="1.8877" calcext:value-type="float">
            <text:p>1.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51:58</text:p>
          </table:table-cell>
          <table:table-cell office:value-type="float" office:value="1.8266" calcext:value-type="float">
            <text:p>1.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53:40</text:p>
          </table:table-cell>
          <table:table-cell office:value-type="float" office:value="1.7448" calcext:value-type="float">
            <text:p>1.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55:22</text:p>
          </table:table-cell>
          <table:table-cell office:value-type="float" office:value="1.6422" calcext:value-type="float">
            <text:p>1.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57:03</text:p>
          </table:table-cell>
          <table:table-cell office:value-type="float" office:value="1.5263" calcext:value-type="float">
            <text:p>1.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9:58:45</text:p>
          </table:table-cell>
          <table:table-cell office:value-type="float" office:value="1.2967" calcext:value-type="float">
            <text:p>1.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00:27</text:p>
          </table:table-cell>
          <table:table-cell office:value-type="float" office:value="1.2784" calcext:value-type="float">
            <text:p>1.2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02:08</text:p>
          </table:table-cell>
          <table:table-cell office:value-type="float" office:value="1.16" calcext:value-type="float">
            <text:p>1.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03:50</text:p>
          </table:table-cell>
          <table:table-cell office:value-type="float" office:value="1.0305" calcext:value-type="float">
            <text:p>1.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05:32</text:p>
          </table:table-cell>
          <table:table-cell office:value-type="float" office:value="0.8962" calcext:value-type="float">
            <text:p>0.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07:13</text:p>
          </table:table-cell>
          <table:table-cell office:value-type="float" office:value="0.768" calcext:value-type="float">
            <text:p>0.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08:55</text:p>
          </table:table-cell>
          <table:table-cell office:value-type="float" office:value="0.6728" calcext:value-type="float">
            <text:p>0.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10:36</text:p>
          </table:table-cell>
          <table:table-cell office:value-type="float" office:value="0.5897" calcext:value-type="float">
            <text:p>0.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12:18</text:p>
          </table:table-cell>
          <table:table-cell office:value-type="float" office:value="0.4872" calcext:value-type="float">
            <text:p>0.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14:00</text:p>
          </table:table-cell>
          <table:table-cell office:value-type="float" office:value="0.3516" calcext:value-type="float">
            <text:p>0.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15:41</text:p>
          </table:table-cell>
          <table:table-cell office:value-type="float" office:value="0.2405" calcext:value-type="float">
            <text:p>0.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17:23</text:p>
          </table:table-cell>
          <table:table-cell office:value-type="float" office:value="0.1783" calcext:value-type="float">
            <text:p>0.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19:05</text:p>
          </table:table-cell>
          <table:table-cell office:value-type="float" office:value="0.1465" calcext:value-type="float">
            <text:p>0.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20:46</text:p>
          </table:table-cell>
          <table:table-cell office:value-type="float" office:value="0.1123" calcext:value-type="float">
            <text:p>0.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22:28</text:p>
          </table:table-cell>
          <table:table-cell office:value-type="float" office:value="0.1404" calcext:value-type="float">
            <text:p>0.1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24:10</text:p>
          </table:table-cell>
          <table:table-cell office:value-type="float" office:value="0.127" calcext:value-type="float">
            <text:p>0.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25:51</text:p>
          </table:table-cell>
          <table:table-cell office:value-type="float" office:value="0.1123" calcext:value-type="float">
            <text:p>0.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27:33</text:p>
          </table:table-cell>
          <table:table-cell office:value-type="float" office:value="0.0928" calcext:value-type="float">
            <text:p>0.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:29:14</text:p>
          </table:table-cell>
          <table:table-cell office:value-type="float" office:value="0.0769" calcext:value-type="float">
            <text:p>0.08</text:p>
          </table:table-cell>
          <table:table-cell table:number-columns-repeated="2"/>
        </table:table-row>
        <table:table-row table:style-name="ro1" table:number-rows-repeated="104818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4:42:41.0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date>2016-09-06T14:44:58.809000000</dc:date>
    <meta:editing-duration>PT13M56S</meta:editing-duration>
    <meta:editing-cycles>2</meta:editing-cycles>
    <meta:document-statistic meta:table-count="1" meta:cell-count="7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67cm" svg:height="15.36cm" xlink:href=".." xlink:type="simple" chart:class="chart:line" chart:style-name="ch1">
        <chart:title svg:x="12.466cm" svg:y="0.443cm" chart:style-name="ch2">
          <text:p>Dual Axis Scanner</text:p>
        </chart:title>
        <chart:plot-area chart:style-name="ch3" table:cell-range-address="DAS_REDUCED.A1:DAS_REDUCED.B392" chart:data-source-has-labels="column" svg:x="1.584cm" svg:y="1.529cm" svg:width="26.513cm" svg:height="12.543cm">
          <chartooo:coordinate-region svg:x="2.662cm" svg:y="1.529cm" svg:width="25.435cm" svg:height="10.878cm"/>
          <chart:axis chart:dimension="x" chart:name="primary-x" chart:style-name="ch4" chartooo:axis-type="auto">
            <chartooo:date-scale/>
            <chart:title svg:x="13.843cm" svg:y="14.379cm" chart:style-name="ch5">
              <text:p>Time (H:M:S)</text:p>
            </chart:title>
            <chart:categories table:cell-range-address="DAS_REDUCED.A1:DAS_REDUCED.A392"/>
          </chart:axis>
          <chart:axis chart:dimension="y" chart:name="primary-y" chart:style-name="ch6">
            <chart:title svg:x="0.451cm" svg:y="8.4cm" chart:style-name="ch7">
              <text:p>Voltage</text:p>
            </chart:title>
            <chart:grid chart:style-name="ch8" chart:class="major"/>
          </chart:axis>
          <chart:series chart:style-name="ch9" chart:values-cell-range-address="DAS_REDUCED.B1:DAS_REDUCED.B392" chart:class="chart:line">
            <chart:mean-value chart:style-name="ch10"/>
            <chart:regression-curve chart:style-name="ch11"/>
            <chart:data-point chart:repeated="3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8:48:18</text:p>
                <draw:g>
                  <svg:desc>DAS_REDUCED.A1:DAS_REDUCED.A392</svg:desc>
                </draw:g>
              </table:table-cell>
              <table:table-cell office:value-type="float" office:value="3.0806">
                <text:p>3.0806</text:p>
                <draw:g>
                  <svg:desc>DAS_REDUCED.B1:DAS_REDUCED.B392</svg:desc>
                </draw:g>
              </table:table-cell>
            </table:table-row>
            <table:table-row>
              <table:table-cell office:value-type="string">
                <text:p>08:51:41</text:p>
              </table:table-cell>
              <table:table-cell office:value-type="float" office:value="3.1929">
                <text:p>3.1929</text:p>
              </table:table-cell>
            </table:table-row>
            <table:table-row>
              <table:table-cell office:value-type="string">
                <text:p>08:53:23</text:p>
              </table:table-cell>
              <table:table-cell office:value-type="float" office:value="3.2613">
                <text:p>3.2613</text:p>
              </table:table-cell>
            </table:table-row>
            <table:table-row>
              <table:table-cell office:value-type="string">
                <text:p>08:58:02</text:p>
              </table:table-cell>
              <table:table-cell office:value-type="float" office:value="3.1709">
                <text:p>3.1709</text:p>
              </table:table-cell>
            </table:table-row>
            <table:table-row>
              <table:table-cell office:value-type="string">
                <text:p>08:59:43</text:p>
              </table:table-cell>
              <table:table-cell office:value-type="float" office:value="3.2051">
                <text:p>3.2051</text:p>
              </table:table-cell>
            </table:table-row>
            <table:table-row>
              <table:table-cell office:value-type="string">
                <text:p>09:01:25</text:p>
              </table:table-cell>
              <table:table-cell office:value-type="float" office:value="3.2039">
                <text:p>3.2039</text:p>
              </table:table-cell>
            </table:table-row>
            <table:table-row>
              <table:table-cell office:value-type="string">
                <text:p>09:04:50</text:p>
              </table:table-cell>
              <table:table-cell office:value-type="float" office:value="3.2479">
                <text:p>3.2479</text:p>
              </table:table-cell>
            </table:table-row>
            <table:table-row>
              <table:table-cell office:value-type="string">
                <text:p>09:06:32</text:p>
              </table:table-cell>
              <table:table-cell office:value-type="float" office:value="3.1087">
                <text:p>3.1087</text:p>
              </table:table-cell>
            </table:table-row>
            <table:table-row>
              <table:table-cell office:value-type="string">
                <text:p>09:09:52</text:p>
              </table:table-cell>
              <table:table-cell office:value-type="float" office:value="3.2283">
                <text:p>3.2283</text:p>
              </table:table-cell>
            </table:table-row>
            <table:table-row>
              <table:table-cell office:value-type="string">
                <text:p>09:11:34</text:p>
              </table:table-cell>
              <table:table-cell office:value-type="float" office:value="3.2625">
                <text:p>3.2625</text:p>
              </table:table-cell>
            </table:table-row>
            <table:table-row>
              <table:table-cell office:value-type="string">
                <text:p>09:13:16</text:p>
              </table:table-cell>
              <table:table-cell office:value-type="float" office:value="3.2564">
                <text:p>3.2564</text:p>
              </table:table-cell>
            </table:table-row>
            <table:table-row>
              <table:table-cell office:value-type="string">
                <text:p>09:14:57</text:p>
              </table:table-cell>
              <table:table-cell office:value-type="float" office:value="3.2357">
                <text:p>3.2357</text:p>
              </table:table-cell>
            </table:table-row>
            <table:table-row>
              <table:table-cell office:value-type="string">
                <text:p>09:16:39</text:p>
              </table:table-cell>
              <table:table-cell office:value-type="float" office:value="3.2198">
                <text:p>3.2198</text:p>
              </table:table-cell>
            </table:table-row>
            <table:table-row>
              <table:table-cell office:value-type="string">
                <text:p>09:18:21</text:p>
              </table:table-cell>
              <table:table-cell office:value-type="float" office:value="3.2198">
                <text:p>3.2198</text:p>
              </table:table-cell>
            </table:table-row>
            <table:table-row>
              <table:table-cell office:value-type="string">
                <text:p>09:20:02</text:p>
              </table:table-cell>
              <table:table-cell office:value-type="float" office:value="3.2552">
                <text:p>3.2552</text:p>
              </table:table-cell>
            </table:table-row>
            <table:table-row>
              <table:table-cell office:value-type="string">
                <text:p>09:21:44</text:p>
              </table:table-cell>
              <table:table-cell office:value-type="float" office:value="3.3138">
                <text:p>3.3138</text:p>
              </table:table-cell>
            </table:table-row>
            <table:table-row>
              <table:table-cell office:value-type="string">
                <text:p>09:23:26</text:p>
              </table:table-cell>
              <table:table-cell office:value-type="float" office:value="3.3639">
                <text:p>3.3639</text:p>
              </table:table-cell>
            </table:table-row>
            <table:table-row>
              <table:table-cell office:value-type="string">
                <text:p>09:25:07</text:p>
              </table:table-cell>
              <table:table-cell office:value-type="float" office:value="3.3895">
                <text:p>3.3895</text:p>
              </table:table-cell>
            </table:table-row>
            <table:table-row>
              <table:table-cell office:value-type="string">
                <text:p>09:28:03</text:p>
              </table:table-cell>
              <table:table-cell office:value-type="float" office:value="3.4017">
                <text:p>3.4017</text:p>
              </table:table-cell>
            </table:table-row>
            <table:table-row>
              <table:table-cell office:value-type="string">
                <text:p>09:29:45</text:p>
              </table:table-cell>
              <table:table-cell office:value-type="float" office:value="3.4151">
                <text:p>3.4151</text:p>
              </table:table-cell>
            </table:table-row>
            <table:table-row>
              <table:table-cell office:value-type="string">
                <text:p>09:31:26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09:33:08</text:p>
              </table:table-cell>
              <table:table-cell office:value-type="float" office:value="3.4212">
                <text:p>3.4212</text:p>
              </table:table-cell>
            </table:table-row>
            <table:table-row>
              <table:table-cell office:value-type="string">
                <text:p>09:34:50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09:36:31</text:p>
              </table:table-cell>
              <table:table-cell office:value-type="float" office:value="3.3687">
                <text:p>3.3687</text:p>
              </table:table-cell>
            </table:table-row>
            <table:table-row>
              <table:table-cell office:value-type="string">
                <text:p>09:38:13</text:p>
              </table:table-cell>
              <table:table-cell office:value-type="float" office:value="3.3553">
                <text:p>3.3553</text:p>
              </table:table-cell>
            </table:table-row>
            <table:table-row>
              <table:table-cell office:value-type="string">
                <text:p>09:39:55</text:p>
              </table:table-cell>
              <table:table-cell office:value-type="float" office:value="3.3651">
                <text:p>3.3651</text:p>
              </table:table-cell>
            </table:table-row>
            <table:table-row>
              <table:table-cell office:value-type="string">
                <text:p>09:41:36</text:p>
              </table:table-cell>
              <table:table-cell office:value-type="float" office:value="3.3834">
                <text:p>3.3834</text:p>
              </table:table-cell>
            </table:table-row>
            <table:table-row>
              <table:table-cell office:value-type="string">
                <text:p>09:43:18</text:p>
              </table:table-cell>
              <table:table-cell office:value-type="float" office:value="3.4115">
                <text:p>3.4115</text:p>
              </table:table-cell>
            </table:table-row>
            <table:table-row>
              <table:table-cell office:value-type="string">
                <text:p>09:44:59</text:p>
              </table:table-cell>
              <table:table-cell office:value-type="float" office:value="3.4249">
                <text:p>3.4249</text:p>
              </table:table-cell>
            </table:table-row>
            <table:table-row>
              <table:table-cell office:value-type="string">
                <text:p>09:46:41</text:p>
              </table:table-cell>
              <table:table-cell office:value-type="float" office:value="3.431">
                <text:p>3.431</text:p>
              </table:table-cell>
            </table:table-row>
            <table:table-row>
              <table:table-cell office:value-type="string">
                <text:p>09:48:23</text:p>
              </table:table-cell>
              <table:table-cell office:value-type="float" office:value="3.4286">
                <text:p>3.4286</text:p>
              </table:table-cell>
            </table:table-row>
            <table:table-row>
              <table:table-cell office:value-type="string">
                <text:p>09:50:04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09:51:46</text:p>
              </table:table-cell>
              <table:table-cell office:value-type="float" office:value="3.4274">
                <text:p>3.4274</text:p>
              </table:table-cell>
            </table:table-row>
            <table:table-row>
              <table:table-cell office:value-type="string">
                <text:p>09:53:28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09:55:09</text:p>
              </table:table-cell>
              <table:table-cell office:value-type="float" office:value="3.3956">
                <text:p>3.3956</text:p>
              </table:table-cell>
            </table:table-row>
            <table:table-row>
              <table:table-cell office:value-type="string">
                <text:p>09:56:51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09:58:32</text:p>
              </table:table-cell>
              <table:table-cell office:value-type="float" office:value="3.4078">
                <text:p>3.4078</text:p>
              </table:table-cell>
            </table:table-row>
            <table:table-row>
              <table:table-cell office:value-type="string">
                <text:p>10:00:14</text:p>
              </table:table-cell>
              <table:table-cell office:value-type="float" office:value="3.3883">
                <text:p>3.3883</text:p>
              </table:table-cell>
            </table:table-row>
            <table:table-row>
              <table:table-cell office:value-type="string">
                <text:p>10:01:56</text:p>
              </table:table-cell>
              <table:table-cell office:value-type="float" office:value="3.3333">
                <text:p>3.3333</text:p>
              </table:table-cell>
            </table:table-row>
            <table:table-row>
              <table:table-cell office:value-type="string">
                <text:p>10:03:37</text:p>
              </table:table-cell>
              <table:table-cell office:value-type="float" office:value="3.2955">
                <text:p>3.2955</text:p>
              </table:table-cell>
            </table:table-row>
            <table:table-row>
              <table:table-cell office:value-type="string">
                <text:p>10:05:19</text:p>
              </table:table-cell>
              <table:table-cell office:value-type="float" office:value="3.3272">
                <text:p>3.3272</text:p>
              </table:table-cell>
            </table:table-row>
            <table:table-row>
              <table:table-cell office:value-type="string">
                <text:p>10:07:01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0:08:42</text:p>
              </table:table-cell>
              <table:table-cell office:value-type="float" office:value="3.3785">
                <text:p>3.3785</text:p>
              </table:table-cell>
            </table:table-row>
            <table:table-row>
              <table:table-cell office:value-type="string">
                <text:p>10:10:24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0:12:05</text:p>
              </table:table-cell>
              <table:table-cell office:value-type="float" office:value="3.2515">
                <text:p>3.2515</text:p>
              </table:table-cell>
            </table:table-row>
            <table:table-row>
              <table:table-cell office:value-type="string">
                <text:p>10:18:58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10:20:40</text:p>
              </table:table-cell>
              <table:table-cell office:value-type="float" office:value="3.2882">
                <text:p>3.2882</text:p>
              </table:table-cell>
            </table:table-row>
            <table:table-row>
              <table:table-cell office:value-type="string">
                <text:p>10:22:22</text:p>
              </table:table-cell>
              <table:table-cell office:value-type="float" office:value="3.2821">
                <text:p>3.2821</text:p>
              </table:table-cell>
            </table:table-row>
            <table:table-row>
              <table:table-cell office:value-type="string">
                <text:p>10:24:03</text:p>
              </table:table-cell>
              <table:table-cell office:value-type="float" office:value="3.2759">
                <text:p>3.2759</text:p>
              </table:table-cell>
            </table:table-row>
            <table:table-row>
              <table:table-cell office:value-type="string">
                <text:p>10:25:45</text:p>
              </table:table-cell>
              <table:table-cell office:value-type="float" office:value="3.2882">
                <text:p>3.2882</text:p>
              </table:table-cell>
            </table:table-row>
            <table:table-row>
              <table:table-cell office:value-type="string">
                <text:p>10:27:26</text:p>
              </table:table-cell>
              <table:table-cell office:value-type="float" office:value="3.2845">
                <text:p>3.2845</text:p>
              </table:table-cell>
            </table:table-row>
            <table:table-row>
              <table:table-cell office:value-type="string">
                <text:p>10:29:08</text:p>
              </table:table-cell>
              <table:table-cell office:value-type="float" office:value="3.2662">
                <text:p>3.2662</text:p>
              </table:table-cell>
            </table:table-row>
            <table:table-row>
              <table:table-cell office:value-type="string">
                <text:p>10:30:50</text:p>
              </table:table-cell>
              <table:table-cell office:value-type="float" office:value="3.2466">
                <text:p>3.2466</text:p>
              </table:table-cell>
            </table:table-row>
            <table:table-row>
              <table:table-cell office:value-type="string">
                <text:p>10:32:31</text:p>
              </table:table-cell>
              <table:table-cell office:value-type="float" office:value="3.2271">
                <text:p>3.2271</text:p>
              </table:table-cell>
            </table:table-row>
            <table:table-row>
              <table:table-cell office:value-type="string">
                <text:p>10:34:13</text:p>
              </table:table-cell>
              <table:table-cell office:value-type="float" office:value="3.1233">
                <text:p>3.1233</text:p>
              </table:table-cell>
            </table:table-row>
            <table:table-row>
              <table:table-cell office:value-type="string">
                <text:p>10:35:55</text:p>
              </table:table-cell>
              <table:table-cell office:value-type="float" office:value="3.1929">
                <text:p>3.1929</text:p>
              </table:table-cell>
            </table:table-row>
            <table:table-row>
              <table:table-cell office:value-type="string">
                <text:p>10:37:36</text:p>
              </table:table-cell>
              <table:table-cell office:value-type="float" office:value="3.1685">
                <text:p>3.1685</text:p>
              </table:table-cell>
            </table:table-row>
            <table:table-row>
              <table:table-cell office:value-type="string">
                <text:p>10:39:18</text:p>
              </table:table-cell>
              <table:table-cell office:value-type="float" office:value="3.1013">
                <text:p>3.1013</text:p>
              </table:table-cell>
            </table:table-row>
            <table:table-row>
              <table:table-cell office:value-type="string">
                <text:p>10:41:00</text:p>
              </table:table-cell>
              <table:table-cell office:value-type="float" office:value="3.0549">
                <text:p>3.0549</text:p>
              </table:table-cell>
            </table:table-row>
            <table:table-row>
              <table:table-cell office:value-type="string">
                <text:p>10:42:41</text:p>
              </table:table-cell>
              <table:table-cell office:value-type="float" office:value="3.0049">
                <text:p>3.0049</text:p>
              </table:table-cell>
            </table:table-row>
            <table:table-row>
              <table:table-cell office:value-type="string">
                <text:p>10:44:23</text:p>
              </table:table-cell>
              <table:table-cell office:value-type="float" office:value="3.0098">
                <text:p>3.0098</text:p>
              </table:table-cell>
            </table:table-row>
            <table:table-row>
              <table:table-cell office:value-type="string">
                <text:p>10:46:05</text:p>
              </table:table-cell>
              <table:table-cell office:value-type="float" office:value="3.0049">
                <text:p>3.0049</text:p>
              </table:table-cell>
            </table:table-row>
            <table:table-row>
              <table:table-cell office:value-type="string">
                <text:p>10:47:46</text:p>
              </table:table-cell>
              <table:table-cell office:value-type="float" office:value="2.9768">
                <text:p>2.9768</text:p>
              </table:table-cell>
            </table:table-row>
            <table:table-row>
              <table:table-cell office:value-type="string">
                <text:p>10:49:28</text:p>
              </table:table-cell>
              <table:table-cell office:value-type="float" office:value="2.9487">
                <text:p>2.9487</text:p>
              </table:table-cell>
            </table:table-row>
            <table:table-row>
              <table:table-cell office:value-type="string">
                <text:p>10:51:10</text:p>
              </table:table-cell>
              <table:table-cell office:value-type="float" office:value="2.9219">
                <text:p>2.9219</text:p>
              </table:table-cell>
            </table:table-row>
            <table:table-row>
              <table:table-cell office:value-type="string">
                <text:p>10:52:51</text:p>
              </table:table-cell>
              <table:table-cell office:value-type="float" office:value="2.9035">
                <text:p>2.9035</text:p>
              </table:table-cell>
            </table:table-row>
            <table:table-row>
              <table:table-cell office:value-type="string">
                <text:p>10:54:33</text:p>
              </table:table-cell>
              <table:table-cell office:value-type="float" office:value="2.8706">
                <text:p>2.8706</text:p>
              </table:table-cell>
            </table:table-row>
            <table:table-row>
              <table:table-cell office:value-type="string">
                <text:p>10:56:15</text:p>
              </table:table-cell>
              <table:table-cell office:value-type="float" office:value="2.7778">
                <text:p>2.7778</text:p>
              </table:table-cell>
            </table:table-row>
            <table:table-row>
              <table:table-cell office:value-type="string">
                <text:p>10:57:56</text:p>
              </table:table-cell>
              <table:table-cell office:value-type="float" office:value="2.8523">
                <text:p>2.8523</text:p>
              </table:table-cell>
            </table:table-row>
            <table:table-row>
              <table:table-cell office:value-type="string">
                <text:p>10:59:38</text:p>
              </table:table-cell>
              <table:table-cell office:value-type="float" office:value="2.8645">
                <text:p>2.8645</text:p>
              </table:table-cell>
            </table:table-row>
            <table:table-row>
              <table:table-cell office:value-type="string">
                <text:p>11:01:19</text:p>
              </table:table-cell>
              <table:table-cell office:value-type="float" office:value="2.9121">
                <text:p>2.9121</text:p>
              </table:table-cell>
            </table:table-row>
            <table:table-row>
              <table:table-cell office:value-type="string">
                <text:p>11:03:01</text:p>
              </table:table-cell>
              <table:table-cell office:value-type="float" office:value="2.9402">
                <text:p>2.9402</text:p>
              </table:table-cell>
            </table:table-row>
            <table:table-row>
              <table:table-cell office:value-type="string">
                <text:p>11:04:43</text:p>
              </table:table-cell>
              <table:table-cell office:value-type="float" office:value="2.9096">
                <text:p>2.9096</text:p>
              </table:table-cell>
            </table:table-row>
            <table:table-row>
              <table:table-cell office:value-type="string">
                <text:p>11:06:24</text:p>
              </table:table-cell>
              <table:table-cell office:value-type="float" office:value="2.9158">
                <text:p>2.9158</text:p>
              </table:table-cell>
            </table:table-row>
            <table:table-row>
              <table:table-cell office:value-type="string">
                <text:p>11:08:06</text:p>
              </table:table-cell>
              <table:table-cell office:value-type="float" office:value="2.9731">
                <text:p>2.9731</text:p>
              </table:table-cell>
            </table:table-row>
            <table:table-row>
              <table:table-cell office:value-type="string">
                <text:p>11:09:48</text:p>
              </table:table-cell>
              <table:table-cell office:value-type="float" office:value="3.0232">
                <text:p>3.0232</text:p>
              </table:table-cell>
            </table:table-row>
            <table:table-row>
              <table:table-cell office:value-type="string">
                <text:p>11:11:29</text:p>
              </table:table-cell>
              <table:table-cell office:value-type="float" office:value="3.0891">
                <text:p>3.0891</text:p>
              </table:table-cell>
            </table:table-row>
            <table:table-row>
              <table:table-cell office:value-type="string">
                <text:p>11:16:34</text:p>
              </table:table-cell>
              <table:table-cell office:value-type="float" office:value="3.0867">
                <text:p>3.0867</text:p>
              </table:table-cell>
            </table:table-row>
            <table:table-row>
              <table:table-cell office:value-type="string">
                <text:p>11:18:16</text:p>
              </table:table-cell>
              <table:table-cell office:value-type="float" office:value="2.9683">
                <text:p>2.9683</text:p>
              </table:table-cell>
            </table:table-row>
            <table:table-row>
              <table:table-cell office:value-type="string">
                <text:p>11:19:57</text:p>
              </table:table-cell>
              <table:table-cell office:value-type="float" office:value="3.0781">
                <text:p>3.0781</text:p>
              </table:table-cell>
            </table:table-row>
            <table:table-row>
              <table:table-cell office:value-type="string">
                <text:p>11:21:39</text:p>
              </table:table-cell>
              <table:table-cell office:value-type="float" office:value="3.0916">
                <text:p>3.0916</text:p>
              </table:table-cell>
            </table:table-row>
            <table:table-row>
              <table:table-cell office:value-type="string">
                <text:p>11:23:21</text:p>
              </table:table-cell>
              <table:table-cell office:value-type="float" office:value="3.1429">
                <text:p>3.1429</text:p>
              </table:table-cell>
            </table:table-row>
            <table:table-row>
              <table:table-cell office:value-type="string">
                <text:p>11:25:02</text:p>
              </table:table-cell>
              <table:table-cell office:value-type="float" office:value="3.1783">
                <text:p>3.1783</text:p>
              </table:table-cell>
            </table:table-row>
            <table:table-row>
              <table:table-cell office:value-type="string">
                <text:p>11:26:44</text:p>
              </table:table-cell>
              <table:table-cell office:value-type="float" office:value="3.2234">
                <text:p>3.2234</text:p>
              </table:table-cell>
            </table:table-row>
            <table:table-row>
              <table:table-cell office:value-type="string">
                <text:p>11:28:26</text:p>
              </table:table-cell>
              <table:table-cell office:value-type="float" office:value="3.2955">
                <text:p>3.2955</text:p>
              </table:table-cell>
            </table:table-row>
            <table:table-row>
              <table:table-cell office:value-type="string">
                <text:p>11:30:07</text:p>
              </table:table-cell>
              <table:table-cell office:value-type="float" office:value="3.2869">
                <text:p>3.2869</text:p>
              </table:table-cell>
            </table:table-row>
            <table:table-row>
              <table:table-cell office:value-type="string">
                <text:p>11:31:49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1:33:30</text:p>
              </table:table-cell>
              <table:table-cell office:value-type="float" office:value="3.3907">
                <text:p>3.3907</text:p>
              </table:table-cell>
            </table:table-row>
            <table:table-row>
              <table:table-cell office:value-type="string">
                <text:p>11:35:12</text:p>
              </table:table-cell>
              <table:table-cell office:value-type="float" office:value="3.3956">
                <text:p>3.3956</text:p>
              </table:table-cell>
            </table:table-row>
            <table:table-row>
              <table:table-cell office:value-type="string">
                <text:p>11:37:25</text:p>
              </table:table-cell>
              <table:table-cell office:value-type="float" office:value="3.3541">
                <text:p>3.3541</text:p>
              </table:table-cell>
            </table:table-row>
            <table:table-row>
              <table:table-cell office:value-type="string">
                <text:p>11:39:06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1:40:48</text:p>
              </table:table-cell>
              <table:table-cell office:value-type="float" office:value="3.4212">
                <text:p>3.4212</text:p>
              </table:table-cell>
            </table:table-row>
            <table:table-row>
              <table:table-cell office:value-type="string">
                <text:p>11:42:30</text:p>
              </table:table-cell>
              <table:table-cell office:value-type="float" office:value="3.4176">
                <text:p>3.4176</text:p>
              </table:table-cell>
            </table:table-row>
            <table:table-row>
              <table:table-cell office:value-type="string">
                <text:p>11:44:11</text:p>
              </table:table-cell>
              <table:table-cell office:value-type="float" office:value="3.4408">
                <text:p>3.4408</text:p>
              </table:table-cell>
            </table:table-row>
            <table:table-row>
              <table:table-cell office:value-type="string">
                <text:p>11:45:53</text:p>
              </table:table-cell>
              <table:table-cell office:value-type="float" office:value="3.4408">
                <text:p>3.4408</text:p>
              </table:table-cell>
            </table:table-row>
            <table:table-row>
              <table:table-cell office:value-type="string">
                <text:p>11:47:34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11:49:16</text:p>
              </table:table-cell>
              <table:table-cell office:value-type="float" office:value="3.4444">
                <text:p>3.4444</text:p>
              </table:table-cell>
            </table:table-row>
            <table:table-row>
              <table:table-cell office:value-type="string">
                <text:p>11:50:58</text:p>
              </table:table-cell>
              <table:table-cell office:value-type="float" office:value="3.4432">
                <text:p>3.4432</text:p>
              </table:table-cell>
            </table:table-row>
            <table:table-row>
              <table:table-cell office:value-type="string">
                <text:p>11:52:39</text:p>
              </table:table-cell>
              <table:table-cell office:value-type="float" office:value="3.4481">
                <text:p>3.4481</text:p>
              </table:table-cell>
            </table:table-row>
            <table:table-row>
              <table:table-cell office:value-type="string">
                <text:p>11:54:21</text:p>
              </table:table-cell>
              <table:table-cell office:value-type="float" office:value="3.4518">
                <text:p>3.4518</text:p>
              </table:table-cell>
            </table:table-row>
            <table:table-row>
              <table:table-cell office:value-type="string">
                <text:p>11:56:03</text:p>
              </table:table-cell>
              <table:table-cell office:value-type="float" office:value="3.4774">
                <text:p>3.4774</text:p>
              </table:table-cell>
            </table:table-row>
            <table:table-row>
              <table:table-cell office:value-type="string">
                <text:p>11:57:44</text:p>
              </table:table-cell>
              <table:table-cell office:value-type="float" office:value="3.4591">
                <text:p>3.4591</text:p>
              </table:table-cell>
            </table:table-row>
            <table:table-row>
              <table:table-cell office:value-type="string">
                <text:p>11:59:26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12:01:07</text:p>
              </table:table-cell>
              <table:table-cell office:value-type="float" office:value="3.2821">
                <text:p>3.2821</text:p>
              </table:table-cell>
            </table:table-row>
            <table:table-row>
              <table:table-cell office:value-type="string">
                <text:p>12:02:49</text:p>
              </table:table-cell>
              <table:table-cell office:value-type="float" office:value="3.4701">
                <text:p>3.4701</text:p>
              </table:table-cell>
            </table:table-row>
            <table:table-row>
              <table:table-cell office:value-type="string">
                <text:p>12:04:31</text:p>
              </table:table-cell>
              <table:table-cell office:value-type="float" office:value="3.4908">
                <text:p>3.4908</text:p>
              </table:table-cell>
            </table:table-row>
            <table:table-row>
              <table:table-cell office:value-type="string">
                <text:p>12:06:12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2:07:54</text:p>
              </table:table-cell>
              <table:table-cell office:value-type="float" office:value="3.4176">
                <text:p>3.4176</text:p>
              </table:table-cell>
            </table:table-row>
            <table:table-row>
              <table:table-cell office:value-type="string">
                <text:p>12:26:32</text:p>
              </table:table-cell>
              <table:table-cell office:value-type="float" office:value="3.2308">
                <text:p>3.2308</text:p>
              </table:table-cell>
            </table:table-row>
            <table:table-row>
              <table:table-cell office:value-type="string">
                <text:p>12:28:14</text:p>
              </table:table-cell>
              <table:table-cell office:value-type="float" office:value="3.8486">
                <text:p>3.8486</text:p>
              </table:table-cell>
            </table:table-row>
            <table:table-row>
              <table:table-cell office:value-type="string">
                <text:p>12:29:55</text:p>
              </table:table-cell>
              <table:table-cell office:value-type="float" office:value="3.2332">
                <text:p>3.2332</text:p>
              </table:table-cell>
            </table:table-row>
            <table:table-row>
              <table:table-cell office:value-type="string">
                <text:p>12:31:37</text:p>
              </table:table-cell>
              <table:table-cell office:value-type="float" office:value="3.2271">
                <text:p>3.2271</text:p>
              </table:table-cell>
            </table:table-row>
            <table:table-row>
              <table:table-cell office:value-type="string">
                <text:p>12:33:19</text:p>
              </table:table-cell>
              <table:table-cell office:value-type="float" office:value="3.2088">
                <text:p>3.2088</text:p>
              </table:table-cell>
            </table:table-row>
            <table:table-row>
              <table:table-cell office:value-type="string">
                <text:p>12:35:00</text:p>
              </table:table-cell>
              <table:table-cell office:value-type="float" office:value="3.1868">
                <text:p>3.1868</text:p>
              </table:table-cell>
            </table:table-row>
            <table:table-row>
              <table:table-cell office:value-type="string">
                <text:p>12:36:42</text:p>
              </table:table-cell>
              <table:table-cell office:value-type="float" office:value="3.188">
                <text:p>3.188</text:p>
              </table:table-cell>
            </table:table-row>
            <table:table-row>
              <table:table-cell office:value-type="string">
                <text:p>12:39:56</text:p>
              </table:table-cell>
              <table:table-cell office:value-type="float" office:value="3.2735">
                <text:p>3.2735</text:p>
              </table:table-cell>
            </table:table-row>
            <table:table-row>
              <table:table-cell office:value-type="string">
                <text:p>12:41:37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2:43:19</text:p>
              </table:table-cell>
              <table:table-cell office:value-type="float" office:value="3.3126">
                <text:p>3.3126</text:p>
              </table:table-cell>
            </table:table-row>
            <table:table-row>
              <table:table-cell office:value-type="string">
                <text:p>12:45:01</text:p>
              </table:table-cell>
              <table:table-cell office:value-type="float" office:value="3.2527">
                <text:p>3.2527</text:p>
              </table:table-cell>
            </table:table-row>
            <table:table-row>
              <table:table-cell office:value-type="string">
                <text:p>12:46:42</text:p>
              </table:table-cell>
              <table:table-cell office:value-type="float" office:value="3.2784">
                <text:p>3.2784</text:p>
              </table:table-cell>
            </table:table-row>
            <table:table-row>
              <table:table-cell office:value-type="string">
                <text:p>12:48:24</text:p>
              </table:table-cell>
              <table:table-cell office:value-type="float" office:value="3.3016">
                <text:p>3.3016</text:p>
              </table:table-cell>
            </table:table-row>
            <table:table-row>
              <table:table-cell office:value-type="string">
                <text:p>12:50:05</text:p>
              </table:table-cell>
              <table:table-cell office:value-type="float" office:value="3.3138">
                <text:p>3.3138</text:p>
              </table:table-cell>
            </table:table-row>
            <table:table-row>
              <table:table-cell office:value-type="string">
                <text:p>12:51:47</text:p>
              </table:table-cell>
              <table:table-cell office:value-type="float" office:value="3.3297">
                <text:p>3.3297</text:p>
              </table:table-cell>
            </table:table-row>
            <table:table-row>
              <table:table-cell office:value-type="string">
                <text:p>12:53:29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12:55:10</text:p>
              </table:table-cell>
              <table:table-cell office:value-type="float" office:value="3.3211">
                <text:p>3.3211</text:p>
              </table:table-cell>
            </table:table-row>
            <table:table-row>
              <table:table-cell office:value-type="string">
                <text:p>12:56:52</text:p>
              </table:table-cell>
              <table:table-cell office:value-type="float" office:value="3.3248">
                <text:p>3.3248</text:p>
              </table:table-cell>
            </table:table-row>
            <table:table-row>
              <table:table-cell office:value-type="string">
                <text:p>12:58:34</text:p>
              </table:table-cell>
              <table:table-cell office:value-type="float" office:value="3.3468">
                <text:p>3.3468</text:p>
              </table:table-cell>
            </table:table-row>
            <table:table-row>
              <table:table-cell office:value-type="string">
                <text:p>13:00:15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:01:57</text:p>
              </table:table-cell>
              <table:table-cell office:value-type="float" office:value="3.3968">
                <text:p>3.3968</text:p>
              </table:table-cell>
            </table:table-row>
            <table:table-row>
              <table:table-cell office:value-type="string">
                <text:p>13:03:39</text:p>
              </table:table-cell>
              <table:table-cell office:value-type="float" office:value="3.4286">
                <text:p>3.4286</text:p>
              </table:table-cell>
            </table:table-row>
            <table:table-row>
              <table:table-cell office:value-type="string">
                <text:p>13:05:20</text:p>
              </table:table-cell>
              <table:table-cell office:value-type="float" office:value="3.4469">
                <text:p>3.4469</text:p>
              </table:table-cell>
            </table:table-row>
            <table:table-row>
              <table:table-cell office:value-type="string">
                <text:p>13:07:02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13:08:43</text:p>
              </table:table-cell>
              <table:table-cell office:value-type="float" office:value="3.4188">
                <text:p>3.4188</text:p>
              </table:table-cell>
            </table:table-row>
            <table:table-row>
              <table:table-cell office:value-type="string">
                <text:p>13:10:25</text:p>
              </table:table-cell>
              <table:table-cell office:value-type="float" office:value="3.4371">
                <text:p>3.4371</text:p>
              </table:table-cell>
            </table:table-row>
            <table:table-row>
              <table:table-cell office:value-type="string">
                <text:p>13:12:07</text:p>
              </table:table-cell>
              <table:table-cell office:value-type="float" office:value="3.4164">
                <text:p>3.4164</text:p>
              </table:table-cell>
            </table:table-row>
            <table:table-row>
              <table:table-cell office:value-type="string">
                <text:p>13:13:48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13:15:30</text:p>
              </table:table-cell>
              <table:table-cell office:value-type="float" office:value="3.3956">
                <text:p>3.3956</text:p>
              </table:table-cell>
            </table:table-row>
            <table:table-row>
              <table:table-cell office:value-type="string">
                <text:p>13:17:11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3:18:53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string">
                <text:p>13:20:35</text:p>
              </table:table-cell>
              <table:table-cell office:value-type="float" office:value="3.4151">
                <text:p>3.4151</text:p>
              </table:table-cell>
            </table:table-row>
            <table:table-row>
              <table:table-cell office:value-type="string">
                <text:p>13:22:16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3:23:58</text:p>
              </table:table-cell>
              <table:table-cell office:value-type="float" office:value="3.3712">
                <text:p>3.3712</text:p>
              </table:table-cell>
            </table:table-row>
            <table:table-row>
              <table:table-cell office:value-type="string">
                <text:p>13:25:40</text:p>
              </table:table-cell>
              <table:table-cell office:value-type="float" office:value="3.4261">
                <text:p>3.4261</text:p>
              </table:table-cell>
            </table:table-row>
            <table:table-row>
              <table:table-cell office:value-type="string">
                <text:p>13:27:21</text:p>
              </table:table-cell>
              <table:table-cell office:value-type="float" office:value="3.4151">
                <text:p>3.4151</text:p>
              </table:table-cell>
            </table:table-row>
            <table:table-row>
              <table:table-cell office:value-type="string">
                <text:p>13:29:03</text:p>
              </table:table-cell>
              <table:table-cell office:value-type="float" office:value="3.4103">
                <text:p>3.4103</text:p>
              </table:table-cell>
            </table:table-row>
            <table:table-row>
              <table:table-cell office:value-type="string">
                <text:p>13:30:44</text:p>
              </table:table-cell>
              <table:table-cell office:value-type="float" office:value="3.3993">
                <text:p>3.3993</text:p>
              </table:table-cell>
            </table:table-row>
            <table:table-row>
              <table:table-cell office:value-type="string">
                <text:p>13:32:26</text:p>
              </table:table-cell>
              <table:table-cell office:value-type="float" office:value="3.3761">
                <text:p>3.3761</text:p>
              </table:table-cell>
            </table:table-row>
            <table:table-row>
              <table:table-cell office:value-type="string">
                <text:p>13:34:08</text:p>
              </table:table-cell>
              <table:table-cell office:value-type="float" office:value="3.3993">
                <text:p>3.3993</text:p>
              </table:table-cell>
            </table:table-row>
            <table:table-row>
              <table:table-cell office:value-type="string">
                <text:p>13:35:49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3:37:31</text:p>
              </table:table-cell>
              <table:table-cell office:value-type="float" office:value="3.4078">
                <text:p>3.4078</text:p>
              </table:table-cell>
            </table:table-row>
            <table:table-row>
              <table:table-cell office:value-type="string">
                <text:p>13:39:13</text:p>
              </table:table-cell>
              <table:table-cell office:value-type="float" office:value="3.4151">
                <text:p>3.4151</text:p>
              </table:table-cell>
            </table:table-row>
            <table:table-row>
              <table:table-cell office:value-type="string">
                <text:p>13:40:54</text:p>
              </table:table-cell>
              <table:table-cell office:value-type="float" office:value="3.4286">
                <text:p>3.4286</text:p>
              </table:table-cell>
            </table:table-row>
            <table:table-row>
              <table:table-cell office:value-type="string">
                <text:p>13:42:36</text:p>
              </table:table-cell>
              <table:table-cell office:value-type="float" office:value="3.4347">
                <text:p>3.4347</text:p>
              </table:table-cell>
            </table:table-row>
            <table:table-row>
              <table:table-cell office:value-type="string">
                <text:p>13:44:17</text:p>
              </table:table-cell>
              <table:table-cell office:value-type="float" office:value="3.4359">
                <text:p>3.4359</text:p>
              </table:table-cell>
            </table:table-row>
            <table:table-row>
              <table:table-cell office:value-type="string">
                <text:p>13:45:59</text:p>
              </table:table-cell>
              <table:table-cell office:value-type="float" office:value="3.4066">
                <text:p>3.4066</text:p>
              </table:table-cell>
            </table:table-row>
            <table:table-row>
              <table:table-cell office:value-type="string">
                <text:p>13:47:41</text:p>
              </table:table-cell>
              <table:table-cell office:value-type="float" office:value="3.4274">
                <text:p>3.4274</text:p>
              </table:table-cell>
            </table:table-row>
            <table:table-row>
              <table:table-cell office:value-type="string">
                <text:p>13:49:22</text:p>
              </table:table-cell>
              <table:table-cell office:value-type="float" office:value="3.4347">
                <text:p>3.4347</text:p>
              </table:table-cell>
            </table:table-row>
            <table:table-row>
              <table:table-cell office:value-type="string">
                <text:p>13:51:04</text:p>
              </table:table-cell>
              <table:table-cell office:value-type="float" office:value="3.3993">
                <text:p>3.3993</text:p>
              </table:table-cell>
            </table:table-row>
            <table:table-row>
              <table:table-cell office:value-type="string">
                <text:p>13:52:45</text:p>
              </table:table-cell>
              <table:table-cell office:value-type="float" office:value="3.3846">
                <text:p>3.3846</text:p>
              </table:table-cell>
            </table:table-row>
            <table:table-row>
              <table:table-cell office:value-type="string">
                <text:p>13:54:27</text:p>
              </table:table-cell>
              <table:table-cell office:value-type="float" office:value="3.4347">
                <text:p>3.4347</text:p>
              </table:table-cell>
            </table:table-row>
            <table:table-row>
              <table:table-cell office:value-type="string">
                <text:p>13:56:0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3:57:50</text:p>
              </table:table-cell>
              <table:table-cell office:value-type="float" office:value="3.4408">
                <text:p>3.4408</text:p>
              </table:table-cell>
            </table:table-row>
            <table:table-row>
              <table:table-cell office:value-type="string">
                <text:p>13:59:32</text:p>
              </table:table-cell>
              <table:table-cell office:value-type="float" office:value="3.4054">
                <text:p>3.4054</text:p>
              </table:table-cell>
            </table:table-row>
            <table:table-row>
              <table:table-cell office:value-type="string">
                <text:p>14:01:14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4:02:55</text:p>
              </table:table-cell>
              <table:table-cell office:value-type="float" office:value="3.4151">
                <text:p>3.4151</text:p>
              </table:table-cell>
            </table:table-row>
            <table:table-row>
              <table:table-cell office:value-type="string">
                <text:p>14:04:37</text:p>
              </table:table-cell>
              <table:table-cell office:value-type="float" office:value="3.4054">
                <text:p>3.4054</text:p>
              </table:table-cell>
            </table:table-row>
            <table:table-row>
              <table:table-cell office:value-type="string">
                <text:p>14:06:19</text:p>
              </table:table-cell>
              <table:table-cell office:value-type="float" office:value="3.4298">
                <text:p>3.4298</text:p>
              </table:table-cell>
            </table:table-row>
            <table:table-row>
              <table:table-cell office:value-type="string">
                <text:p>14:08:00</text:p>
              </table:table-cell>
              <table:table-cell office:value-type="float" office:value="3.3382">
                <text:p>3.3382</text:p>
              </table:table-cell>
            </table:table-row>
            <table:table-row>
              <table:table-cell office:value-type="string">
                <text:p>14:09:42</text:p>
              </table:table-cell>
              <table:table-cell office:value-type="float" office:value="3.4017">
                <text:p>3.4017</text:p>
              </table:table-cell>
            </table:table-row>
            <table:table-row>
              <table:table-cell office:value-type="string">
                <text:p>14:11:24</text:p>
              </table:table-cell>
              <table:table-cell office:value-type="float" office:value="3.3858">
                <text:p>3.3858</text:p>
              </table:table-cell>
            </table:table-row>
            <table:table-row>
              <table:table-cell office:value-type="string">
                <text:p>14:13:05</text:p>
              </table:table-cell>
              <table:table-cell office:value-type="float" office:value="3.3919">
                <text:p>3.3919</text:p>
              </table:table-cell>
            </table:table-row>
            <table:table-row>
              <table:table-cell office:value-type="string">
                <text:p>14:14:47</text:p>
              </table:table-cell>
              <table:table-cell office:value-type="float" office:value="3.3919">
                <text:p>3.3919</text:p>
              </table:table-cell>
            </table:table-row>
            <table:table-row>
              <table:table-cell office:value-type="string">
                <text:p>14:16:29</text:p>
              </table:table-cell>
              <table:table-cell office:value-type="float" office:value="3.3639">
                <text:p>3.3639</text:p>
              </table:table-cell>
            </table:table-row>
            <table:table-row>
              <table:table-cell office:value-type="string">
                <text:p>14:18:10</text:p>
              </table:table-cell>
              <table:table-cell office:value-type="float" office:value="3.3321">
                <text:p>3.3321</text:p>
              </table:table-cell>
            </table:table-row>
            <table:table-row>
              <table:table-cell office:value-type="string">
                <text:p>14:19:52</text:p>
              </table:table-cell>
              <table:table-cell office:value-type="float" office:value="3.3089">
                <text:p>3.3089</text:p>
              </table:table-cell>
            </table:table-row>
            <table:table-row>
              <table:table-cell office:value-type="string">
                <text:p>14:21:33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4:23:15</text:p>
              </table:table-cell>
              <table:table-cell office:value-type="float" office:value="3.3297">
                <text:p>3.3297</text:p>
              </table:table-cell>
            </table:table-row>
            <table:table-row>
              <table:table-cell office:value-type="string">
                <text:p>14:24:57</text:p>
              </table:table-cell>
              <table:table-cell office:value-type="float" office:value="3.3736">
                <text:p>3.3736</text:p>
              </table:table-cell>
            </table:table-row>
            <table:table-row>
              <table:table-cell office:value-type="string">
                <text:p>14:26:38</text:p>
              </table:table-cell>
              <table:table-cell office:value-type="float" office:value="3.3858">
                <text:p>3.3858</text:p>
              </table:table-cell>
            </table:table-row>
            <table:table-row>
              <table:table-cell office:value-type="string">
                <text:p>14:28:20</text:p>
              </table:table-cell>
              <table:table-cell office:value-type="float" office:value="3.3516">
                <text:p>3.3516</text:p>
              </table:table-cell>
            </table:table-row>
            <table:table-row>
              <table:table-cell office:value-type="string">
                <text:p>14:30:02</text:p>
              </table:table-cell>
              <table:table-cell office:value-type="float" office:value="3.2906">
                <text:p>3.2906</text:p>
              </table:table-cell>
            </table:table-row>
            <table:table-row>
              <table:table-cell office:value-type="string">
                <text:p>14:31:43</text:p>
              </table:table-cell>
              <table:table-cell office:value-type="float" office:value="3.3382">
                <text:p>3.3382</text:p>
              </table:table-cell>
            </table:table-row>
            <table:table-row>
              <table:table-cell office:value-type="string">
                <text:p>14:33:25</text:p>
              </table:table-cell>
              <table:table-cell office:value-type="float" office:value="3.3211">
                <text:p>3.3211</text:p>
              </table:table-cell>
            </table:table-row>
            <table:table-row>
              <table:table-cell office:value-type="string">
                <text:p>14:35:06</text:p>
              </table:table-cell>
              <table:table-cell office:value-type="float" office:value="3.3223">
                <text:p>3.3223</text:p>
              </table:table-cell>
            </table:table-row>
            <table:table-row>
              <table:table-cell office:value-type="string">
                <text:p>14:36:48</text:p>
              </table:table-cell>
              <table:table-cell office:value-type="float" office:value="3.3199">
                <text:p>3.3199</text:p>
              </table:table-cell>
            </table:table-row>
            <table:table-row>
              <table:table-cell office:value-type="string">
                <text:p>14:38:30</text:p>
              </table:table-cell>
              <table:table-cell office:value-type="float" office:value="3.315">
                <text:p>3.315</text:p>
              </table:table-cell>
            </table:table-row>
            <table:table-row>
              <table:table-cell office:value-type="string">
                <text:p>14:40:11</text:p>
              </table:table-cell>
              <table:table-cell office:value-type="float" office:value="3.3211">
                <text:p>3.3211</text:p>
              </table:table-cell>
            </table:table-row>
            <table:table-row>
              <table:table-cell office:value-type="string">
                <text:p>14:41:53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14:43:35</text:p>
              </table:table-cell>
              <table:table-cell office:value-type="float" office:value="3.3492">
                <text:p>3.3492</text:p>
              </table:table-cell>
            </table:table-row>
            <table:table-row>
              <table:table-cell office:value-type="string">
                <text:p>14:45:16</text:p>
              </table:table-cell>
              <table:table-cell office:value-type="float" office:value="3.3394">
                <text:p>3.3394</text:p>
              </table:table-cell>
            </table:table-row>
            <table:table-row>
              <table:table-cell office:value-type="string">
                <text:p>14:46:58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4:48:40</text:p>
              </table:table-cell>
              <table:table-cell office:value-type="float" office:value="3.3297">
                <text:p>3.3297</text:p>
              </table:table-cell>
            </table:table-row>
            <table:table-row>
              <table:table-cell office:value-type="string">
                <text:p>14:50:22</text:p>
              </table:table-cell>
              <table:table-cell office:value-type="float" office:value="3.3236">
                <text:p>3.3236</text:p>
              </table:table-cell>
            </table:table-row>
            <table:table-row>
              <table:table-cell office:value-type="string">
                <text:p>14:52:03</text:p>
              </table:table-cell>
              <table:table-cell office:value-type="float" office:value="3.2759">
                <text:p>3.2759</text:p>
              </table:table-cell>
            </table:table-row>
            <table:table-row>
              <table:table-cell office:value-type="string">
                <text:p>14:53:45</text:p>
              </table:table-cell>
              <table:table-cell office:value-type="float" office:value="3.3297">
                <text:p>3.3297</text:p>
              </table:table-cell>
            </table:table-row>
            <table:table-row>
              <table:table-cell office:value-type="string">
                <text:p>14:55:27</text:p>
              </table:table-cell>
              <table:table-cell office:value-type="float" office:value="3.3187">
                <text:p>3.3187</text:p>
              </table:table-cell>
            </table:table-row>
            <table:table-row>
              <table:table-cell office:value-type="string">
                <text:p>14:57:09</text:p>
              </table:table-cell>
              <table:table-cell office:value-type="float" office:value="3.3175">
                <text:p>3.3175</text:p>
              </table:table-cell>
            </table:table-row>
            <table:table-row>
              <table:table-cell office:value-type="string">
                <text:p>14:58:50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5:00:32</text:p>
              </table:table-cell>
              <table:table-cell office:value-type="float" office:value="3.3053">
                <text:p>3.3053</text:p>
              </table:table-cell>
            </table:table-row>
            <table:table-row>
              <table:table-cell office:value-type="string">
                <text:p>15:02:14</text:p>
              </table:table-cell>
              <table:table-cell office:value-type="float" office:value="3.2979">
                <text:p>3.2979</text:p>
              </table:table-cell>
            </table:table-row>
            <table:table-row>
              <table:table-cell office:value-type="string">
                <text:p>15:03:56</text:p>
              </table:table-cell>
              <table:table-cell office:value-type="float" office:value="3.2955">
                <text:p>3.2955</text:p>
              </table:table-cell>
            </table:table-row>
            <table:table-row>
              <table:table-cell office:value-type="string">
                <text:p>15:05:37</text:p>
              </table:table-cell>
              <table:table-cell office:value-type="float" office:value="3.2796">
                <text:p>3.2796</text:p>
              </table:table-cell>
            </table:table-row>
            <table:table-row>
              <table:table-cell office:value-type="string">
                <text:p>15:07:19</text:p>
              </table:table-cell>
              <table:table-cell office:value-type="float" office:value="3.2723">
                <text:p>3.2723</text:p>
              </table:table-cell>
            </table:table-row>
            <table:table-row>
              <table:table-cell office:value-type="string">
                <text:p>15:09:00</text:p>
              </table:table-cell>
              <table:table-cell office:value-type="float" office:value="3.2527">
                <text:p>3.2527</text:p>
              </table:table-cell>
            </table:table-row>
            <table:table-row>
              <table:table-cell office:value-type="string">
                <text:p>15:10:42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string">
                <text:p>15:12:24</text:p>
              </table:table-cell>
              <table:table-cell office:value-type="float" office:value="3.2381">
                <text:p>3.2381</text:p>
              </table:table-cell>
            </table:table-row>
            <table:table-row>
              <table:table-cell office:value-type="string">
                <text:p>15:14:05</text:p>
              </table:table-cell>
              <table:table-cell office:value-type="float" office:value="3.1319">
                <text:p>3.1319</text:p>
              </table:table-cell>
            </table:table-row>
            <table:table-row>
              <table:table-cell office:value-type="string">
                <text:p>15:15:47</text:p>
              </table:table-cell>
              <table:table-cell office:value-type="float" office:value="3.2466">
                <text:p>3.2466</text:p>
              </table:table-cell>
            </table:table-row>
            <table:table-row>
              <table:table-cell office:value-type="string">
                <text:p>15:17:28</text:p>
              </table:table-cell>
              <table:table-cell office:value-type="float" office:value="3.2369">
                <text:p>3.2369</text:p>
              </table:table-cell>
            </table:table-row>
            <table:table-row>
              <table:table-cell office:value-type="string">
                <text:p>15:19:10</text:p>
              </table:table-cell>
              <table:table-cell office:value-type="float" office:value="3.2259">
                <text:p>3.2259</text:p>
              </table:table-cell>
            </table:table-row>
            <table:table-row>
              <table:table-cell office:value-type="string">
                <text:p>15:20:52</text:p>
              </table:table-cell>
              <table:table-cell office:value-type="float" office:value="3.2283">
                <text:p>3.2283</text:p>
              </table:table-cell>
            </table:table-row>
            <table:table-row>
              <table:table-cell office:value-type="string">
                <text:p>15:22:33</text:p>
              </table:table-cell>
              <table:table-cell office:value-type="float" office:value="3.2295">
                <text:p>3.2295</text:p>
              </table:table-cell>
            </table:table-row>
            <table:table-row>
              <table:table-cell office:value-type="string">
                <text:p>15:24:15</text:p>
              </table:table-cell>
              <table:table-cell office:value-type="float" office:value="3.2369">
                <text:p>3.2369</text:p>
              </table:table-cell>
            </table:table-row>
            <table:table-row>
              <table:table-cell office:value-type="string">
                <text:p>15:25:57</text:p>
              </table:table-cell>
              <table:table-cell office:value-type="float" office:value="3.2308">
                <text:p>3.2308</text:p>
              </table:table-cell>
            </table:table-row>
            <table:table-row>
              <table:table-cell office:value-type="string">
                <text:p>15:27:39</text:p>
              </table:table-cell>
              <table:table-cell office:value-type="float" office:value="3.2173">
                <text:p>3.2173</text:p>
              </table:table-cell>
            </table:table-row>
            <table:table-row>
              <table:table-cell office:value-type="string">
                <text:p>15:29:20</text:p>
              </table:table-cell>
              <table:table-cell office:value-type="float" office:value="3.2234">
                <text:p>3.2234</text:p>
              </table:table-cell>
            </table:table-row>
            <table:table-row>
              <table:table-cell office:value-type="string">
                <text:p>15:31:02</text:p>
              </table:table-cell>
              <table:table-cell office:value-type="float" office:value="3.2454">
                <text:p>3.2454</text:p>
              </table:table-cell>
            </table:table-row>
            <table:table-row>
              <table:table-cell office:value-type="string">
                <text:p>15:32:44</text:p>
              </table:table-cell>
              <table:table-cell office:value-type="float" office:value="3.2723">
                <text:p>3.2723</text:p>
              </table:table-cell>
            </table:table-row>
            <table:table-row>
              <table:table-cell office:value-type="string">
                <text:p>15:34:25</text:p>
              </table:table-cell>
              <table:table-cell office:value-type="float" office:value="3.2882">
                <text:p>3.2882</text:p>
              </table:table-cell>
            </table:table-row>
            <table:table-row>
              <table:table-cell office:value-type="string">
                <text:p>15:36:07</text:p>
              </table:table-cell>
              <table:table-cell office:value-type="float" office:value="3.2173">
                <text:p>3.2173</text:p>
              </table:table-cell>
            </table:table-row>
            <table:table-row>
              <table:table-cell office:value-type="string">
                <text:p>15:37:49</text:p>
              </table:table-cell>
              <table:table-cell office:value-type="float" office:value="3.2918">
                <text:p>3.2918</text:p>
              </table:table-cell>
            </table:table-row>
            <table:table-row>
              <table:table-cell office:value-type="string">
                <text:p>15:39:30</text:p>
              </table:table-cell>
              <table:table-cell office:value-type="float" office:value="3.2955">
                <text:p>3.2955</text:p>
              </table:table-cell>
            </table:table-row>
            <table:table-row>
              <table:table-cell office:value-type="string">
                <text:p>15:41:12</text:p>
              </table:table-cell>
              <table:table-cell office:value-type="float" office:value="3.3016">
                <text:p>3.3016</text:p>
              </table:table-cell>
            </table:table-row>
            <table:table-row>
              <table:table-cell office:value-type="string">
                <text:p>15:42:54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15:44:36</text:p>
              </table:table-cell>
              <table:table-cell office:value-type="float" office:value="3.3651">
                <text:p>3.3651</text:p>
              </table:table-cell>
            </table:table-row>
            <table:table-row>
              <table:table-cell office:value-type="string">
                <text:p>15:46:17</text:p>
              </table:table-cell>
              <table:table-cell office:value-type="float" office:value="3.3748">
                <text:p>3.3748</text:p>
              </table:table-cell>
            </table:table-row>
            <table:table-row>
              <table:table-cell office:value-type="string">
                <text:p>15:47:59</text:p>
              </table:table-cell>
              <table:table-cell office:value-type="float" office:value="3.3797">
                <text:p>3.3797</text:p>
              </table:table-cell>
            </table:table-row>
            <table:table-row>
              <table:table-cell office:value-type="string">
                <text:p>15:49:41</text:p>
              </table:table-cell>
              <table:table-cell office:value-type="float" office:value="3.4127">
                <text:p>3.4127</text:p>
              </table:table-cell>
            </table:table-row>
            <table:table-row>
              <table:table-cell office:value-type="string">
                <text:p>15:51:22</text:p>
              </table:table-cell>
              <table:table-cell office:value-type="float" office:value="3.4286">
                <text:p>3.4286</text:p>
              </table:table-cell>
            </table:table-row>
            <table:table-row>
              <table:table-cell office:value-type="string">
                <text:p>15:53:04</text:p>
              </table:table-cell>
              <table:table-cell office:value-type="float" office:value="3.431">
                <text:p>3.431</text:p>
              </table:table-cell>
            </table:table-row>
            <table:table-row>
              <table:table-cell office:value-type="string">
                <text:p>15:54:46</text:p>
              </table:table-cell>
              <table:table-cell office:value-type="float" office:value="3.4383">
                <text:p>3.4383</text:p>
              </table:table-cell>
            </table:table-row>
            <table:table-row>
              <table:table-cell office:value-type="string">
                <text:p>15:56:27</text:p>
              </table:table-cell>
              <table:table-cell office:value-type="float" office:value="3.4212">
                <text:p>3.4212</text:p>
              </table:table-cell>
            </table:table-row>
            <table:table-row>
              <table:table-cell office:value-type="string">
                <text:p>15:58:09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15:59:51</text:p>
              </table:table-cell>
              <table:table-cell office:value-type="float" office:value="3.4127">
                <text:p>3.4127</text:p>
              </table:table-cell>
            </table:table-row>
            <table:table-row>
              <table:table-cell office:value-type="string">
                <text:p>16:01:33</text:p>
              </table:table-cell>
              <table:table-cell office:value-type="float" office:value="3.4017">
                <text:p>3.4017</text:p>
              </table:table-cell>
            </table:table-row>
            <table:table-row>
              <table:table-cell office:value-type="string">
                <text:p>16:03:14</text:p>
              </table:table-cell>
              <table:table-cell office:value-type="float" office:value="3.3895">
                <text:p>3.3895</text:p>
              </table:table-cell>
            </table:table-row>
            <table:table-row>
              <table:table-cell office:value-type="string">
                <text:p>16:04:56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6:06:38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6:08:1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6:10:01</text:p>
              </table:table-cell>
              <table:table-cell office:value-type="float" office:value="3.4066">
                <text:p>3.4066</text:p>
              </table:table-cell>
            </table:table-row>
            <table:table-row>
              <table:table-cell office:value-type="string">
                <text:p>16:11:43</text:p>
              </table:table-cell>
              <table:table-cell office:value-type="float" office:value="3.3895">
                <text:p>3.3895</text:p>
              </table:table-cell>
            </table:table-row>
            <table:table-row>
              <table:table-cell office:value-type="string">
                <text:p>16:13:24</text:p>
              </table:table-cell>
              <table:table-cell office:value-type="float" office:value="3.4054">
                <text:p>3.4054</text:p>
              </table:table-cell>
            </table:table-row>
            <table:table-row>
              <table:table-cell office:value-type="string">
                <text:p>16:15:06</text:p>
              </table:table-cell>
              <table:table-cell office:value-type="float" office:value="3.4249">
                <text:p>3.4249</text:p>
              </table:table-cell>
            </table:table-row>
            <table:table-row>
              <table:table-cell office:value-type="string">
                <text:p>16:16:48</text:p>
              </table:table-cell>
              <table:table-cell office:value-type="float" office:value="3.4432">
                <text:p>3.4432</text:p>
              </table:table-cell>
            </table:table-row>
            <table:table-row>
              <table:table-cell office:value-type="string">
                <text:p>16:18:29</text:p>
              </table:table-cell>
              <table:table-cell office:value-type="float" office:value="3.4774">
                <text:p>3.4774</text:p>
              </table:table-cell>
            </table:table-row>
            <table:table-row>
              <table:table-cell office:value-type="string">
                <text:p>16:20:11</text:p>
              </table:table-cell>
              <table:table-cell office:value-type="float" office:value="3.4249">
                <text:p>3.4249</text:p>
              </table:table-cell>
            </table:table-row>
            <table:table-row>
              <table:table-cell office:value-type="string">
                <text:p>16:21:53</text:p>
              </table:table-cell>
              <table:table-cell office:value-type="float" office:value="3.4042">
                <text:p>3.4042</text:p>
              </table:table-cell>
            </table:table-row>
            <table:table-row>
              <table:table-cell office:value-type="string">
                <text:p>16:23:35</text:p>
              </table:table-cell>
              <table:table-cell office:value-type="float" office:value="3.3126">
                <text:p>3.3126</text:p>
              </table:table-cell>
            </table:table-row>
            <table:table-row>
              <table:table-cell office:value-type="string">
                <text:p>16:25:16</text:p>
              </table:table-cell>
              <table:table-cell office:value-type="float" office:value="3.2735">
                <text:p>3.2735</text:p>
              </table:table-cell>
            </table:table-row>
            <table:table-row>
              <table:table-cell office:value-type="string">
                <text:p>16:26:58</text:p>
              </table:table-cell>
              <table:table-cell office:value-type="float" office:value="3.254">
                <text:p>3.254</text:p>
              </table:table-cell>
            </table:table-row>
            <table:table-row>
              <table:table-cell office:value-type="string">
                <text:p>16:28:39</text:p>
              </table:table-cell>
              <table:table-cell office:value-type="float" office:value="3.2479">
                <text:p>3.2479</text:p>
              </table:table-cell>
            </table:table-row>
            <table:table-row>
              <table:table-cell office:value-type="string">
                <text:p>16:30:21</text:p>
              </table:table-cell>
              <table:table-cell office:value-type="float" office:value="3.2625">
                <text:p>3.2625</text:p>
              </table:table-cell>
            </table:table-row>
            <table:table-row>
              <table:table-cell office:value-type="string">
                <text:p>16:32:03</text:p>
              </table:table-cell>
              <table:table-cell office:value-type="float" office:value="3.2784">
                <text:p>3.2784</text:p>
              </table:table-cell>
            </table:table-row>
            <table:table-row>
              <table:table-cell office:value-type="string">
                <text:p>16:33:44</text:p>
              </table:table-cell>
              <table:table-cell office:value-type="float" office:value="3.3089">
                <text:p>3.3089</text:p>
              </table:table-cell>
            </table:table-row>
            <table:table-row>
              <table:table-cell office:value-type="string">
                <text:p>16:35:26</text:p>
              </table:table-cell>
              <table:table-cell office:value-type="float" office:value="3.3529">
                <text:p>3.3529</text:p>
              </table:table-cell>
            </table:table-row>
            <table:table-row>
              <table:table-cell office:value-type="string">
                <text:p>16:37:08</text:p>
              </table:table-cell>
              <table:table-cell office:value-type="float" office:value="3.3553">
                <text:p>3.3553</text:p>
              </table:table-cell>
            </table:table-row>
            <table:table-row>
              <table:table-cell office:value-type="string">
                <text:p>16:38:49</text:p>
              </table:table-cell>
              <table:table-cell office:value-type="float" office:value="3.3724">
                <text:p>3.3724</text:p>
              </table:table-cell>
            </table:table-row>
            <table:table-row>
              <table:table-cell office:value-type="string">
                <text:p>16:40:31</text:p>
              </table:table-cell>
              <table:table-cell office:value-type="float" office:value="3.2503">
                <text:p>3.2503</text:p>
              </table:table-cell>
            </table:table-row>
            <table:table-row>
              <table:table-cell office:value-type="string">
                <text:p>16:42:13</text:p>
              </table:table-cell>
              <table:table-cell office:value-type="float" office:value="3.3101">
                <text:p>3.3101</text:p>
              </table:table-cell>
            </table:table-row>
            <table:table-row>
              <table:table-cell office:value-type="string">
                <text:p>16:43:54</text:p>
              </table:table-cell>
              <table:table-cell office:value-type="float" office:value="3.359">
                <text:p>3.359</text:p>
              </table:table-cell>
            </table:table-row>
            <table:table-row>
              <table:table-cell office:value-type="string">
                <text:p>16:45:36</text:p>
              </table:table-cell>
              <table:table-cell office:value-type="float" office:value="3.3492">
                <text:p>3.3492</text:p>
              </table:table-cell>
            </table:table-row>
            <table:table-row>
              <table:table-cell office:value-type="string">
                <text:p>16:47:18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16:49:00</text:p>
              </table:table-cell>
              <table:table-cell office:value-type="float" office:value="3.3419">
                <text:p>3.3419</text:p>
              </table:table-cell>
            </table:table-row>
            <table:table-row>
              <table:table-cell office:value-type="string">
                <text:p>16:50:41</text:p>
              </table:table-cell>
              <table:table-cell office:value-type="float" office:value="3.3455">
                <text:p>3.3455</text:p>
              </table:table-cell>
            </table:table-row>
            <table:table-row>
              <table:table-cell office:value-type="string">
                <text:p>16:52:23</text:p>
              </table:table-cell>
              <table:table-cell office:value-type="float" office:value="3.3382">
                <text:p>3.3382</text:p>
              </table:table-cell>
            </table:table-row>
            <table:table-row>
              <table:table-cell office:value-type="string">
                <text:p>16:54:05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6:55:46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6:57:28</text:p>
              </table:table-cell>
              <table:table-cell office:value-type="float" office:value="3.3065">
                <text:p>3.3065</text:p>
              </table:table-cell>
            </table:table-row>
            <table:table-row>
              <table:table-cell office:value-type="string">
                <text:p>16:59:10</text:p>
              </table:table-cell>
              <table:table-cell office:value-type="float" office:value="3.2955">
                <text:p>3.2955</text:p>
              </table:table-cell>
            </table:table-row>
            <table:table-row>
              <table:table-cell office:value-type="string">
                <text:p>17:00:52</text:p>
              </table:table-cell>
              <table:table-cell office:value-type="float" office:value="3.3114">
                <text:p>3.3114</text:p>
              </table:table-cell>
            </table:table-row>
            <table:table-row>
              <table:table-cell office:value-type="string">
                <text:p>17:02:33</text:p>
              </table:table-cell>
              <table:table-cell office:value-type="float" office:value="3.0965">
                <text:p>3.0965</text:p>
              </table:table-cell>
            </table:table-row>
            <table:table-row>
              <table:table-cell office:value-type="string">
                <text:p>17:04:15</text:p>
              </table:table-cell>
              <table:table-cell office:value-type="float" office:value="3.3199">
                <text:p>3.3199</text:p>
              </table:table-cell>
            </table:table-row>
            <table:table-row>
              <table:table-cell office:value-type="string">
                <text:p>17:05:57</text:p>
              </table:table-cell>
              <table:table-cell office:value-type="float" office:value="3.359">
                <text:p>3.359</text:p>
              </table:table-cell>
            </table:table-row>
            <table:table-row>
              <table:table-cell office:value-type="string">
                <text:p>17:07:39</text:p>
              </table:table-cell>
              <table:table-cell office:value-type="float" office:value="3.3138">
                <text:p>3.3138</text:p>
              </table:table-cell>
            </table:table-row>
            <table:table-row>
              <table:table-cell office:value-type="string">
                <text:p>17:09:20</text:p>
              </table:table-cell>
              <table:table-cell office:value-type="float" office:value="3.2918">
                <text:p>3.2918</text:p>
              </table:table-cell>
            </table:table-row>
            <table:table-row>
              <table:table-cell office:value-type="string">
                <text:p>17:11:02</text:p>
              </table:table-cell>
              <table:table-cell office:value-type="float" office:value="3.2808">
                <text:p>3.2808</text:p>
              </table:table-cell>
            </table:table-row>
            <table:table-row>
              <table:table-cell office:value-type="string">
                <text:p>17:12:44</text:p>
              </table:table-cell>
              <table:table-cell office:value-type="float" office:value="3.3211">
                <text:p>3.3211</text:p>
              </table:table-cell>
            </table:table-row>
            <table:table-row>
              <table:table-cell office:value-type="string">
                <text:p>17:14:25</text:p>
              </table:table-cell>
              <table:table-cell office:value-type="float" office:value="3.3077">
                <text:p>3.3077</text:p>
              </table:table-cell>
            </table:table-row>
            <table:table-row>
              <table:table-cell office:value-type="string">
                <text:p>17:16:07</text:p>
              </table:table-cell>
              <table:table-cell office:value-type="float" office:value="3.2869">
                <text:p>3.2869</text:p>
              </table:table-cell>
            </table:table-row>
            <table:table-row>
              <table:table-cell office:value-type="string">
                <text:p>17:17:49</text:p>
              </table:table-cell>
              <table:table-cell office:value-type="float" office:value="3.2857">
                <text:p>3.2857</text:p>
              </table:table-cell>
            </table:table-row>
            <table:table-row>
              <table:table-cell office:value-type="string">
                <text:p>17:19:31</text:p>
              </table:table-cell>
              <table:table-cell office:value-type="float" office:value="3.3065">
                <text:p>3.3065</text:p>
              </table:table-cell>
            </table:table-row>
            <table:table-row>
              <table:table-cell office:value-type="string">
                <text:p>17:21:12</text:p>
              </table:table-cell>
              <table:table-cell office:value-type="float" office:value="3.2943">
                <text:p>3.2943</text:p>
              </table:table-cell>
            </table:table-row>
            <table:table-row>
              <table:table-cell office:value-type="string">
                <text:p>17:22:54</text:p>
              </table:table-cell>
              <table:table-cell office:value-type="float" office:value="3.2772">
                <text:p>3.2772</text:p>
              </table:table-cell>
            </table:table-row>
            <table:table-row>
              <table:table-cell office:value-type="string">
                <text:p>17:24:35</text:p>
              </table:table-cell>
              <table:table-cell office:value-type="float" office:value="3.0073">
                <text:p>3.0073</text:p>
              </table:table-cell>
            </table:table-row>
            <table:table-row>
              <table:table-cell office:value-type="string">
                <text:p>17:26:17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7:27:59</text:p>
              </table:table-cell>
              <table:table-cell office:value-type="float" office:value="3.4591">
                <text:p>3.4591</text:p>
              </table:table-cell>
            </table:table-row>
            <table:table-row>
              <table:table-cell office:value-type="string">
                <text:p>17:29:40</text:p>
              </table:table-cell>
              <table:table-cell office:value-type="float" office:value="3.536">
                <text:p>3.536</text:p>
              </table:table-cell>
            </table:table-row>
            <table:table-row>
              <table:table-cell office:value-type="string">
                <text:p>17:31:22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7:33:04</text:p>
              </table:table-cell>
              <table:table-cell office:value-type="float" office:value="3.3431">
                <text:p>3.3431</text:p>
              </table:table-cell>
            </table:table-row>
            <table:table-row>
              <table:table-cell office:value-type="string">
                <text:p>17:34:45</text:p>
              </table:table-cell>
              <table:table-cell office:value-type="float" office:value="3.3468">
                <text:p>3.3468</text:p>
              </table:table-cell>
            </table:table-row>
            <table:table-row>
              <table:table-cell office:value-type="string">
                <text:p>17:36:27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7:38:09</text:p>
              </table:table-cell>
              <table:table-cell office:value-type="float" office:value="3.4713">
                <text:p>3.4713</text:p>
              </table:table-cell>
            </table:table-row>
            <table:table-row>
              <table:table-cell office:value-type="string">
                <text:p>17:39:50</text:p>
              </table:table-cell>
              <table:table-cell office:value-type="float" office:value="3.5336">
                <text:p>3.5336</text:p>
              </table:table-cell>
            </table:table-row>
            <table:table-row>
              <table:table-cell office:value-type="string">
                <text:p>17:41:32</text:p>
              </table:table-cell>
              <table:table-cell office:value-type="float" office:value="3.5043">
                <text:p>3.5043</text:p>
              </table:table-cell>
            </table:table-row>
            <table:table-row>
              <table:table-cell office:value-type="string">
                <text:p>17:43:14</text:p>
              </table:table-cell>
              <table:table-cell office:value-type="float" office:value="3.2979">
                <text:p>3.2979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3.3114">
                <text:p>3.3114</text:p>
              </table:table-cell>
            </table:table-row>
            <table:table-row>
              <table:table-cell office:value-type="string">
                <text:p>17:46:37</text:p>
              </table:table-cell>
              <table:table-cell office:value-type="float" office:value="3.0379">
                <text:p>3.0379</text:p>
              </table:table-cell>
            </table:table-row>
            <table:table-row>
              <table:table-cell office:value-type="string">
                <text:p>17:48:19</text:p>
              </table:table-cell>
              <table:table-cell office:value-type="float" office:value="3.5043">
                <text:p>3.5043</text:p>
              </table:table-cell>
            </table:table-row>
            <table:table-row>
              <table:table-cell office:value-type="string">
                <text:p>17:50:01</text:p>
              </table:table-cell>
              <table:table-cell office:value-type="float" office:value="3.5201">
                <text:p>3.5201</text:p>
              </table:table-cell>
            </table:table-row>
            <table:table-row>
              <table:table-cell office:value-type="string">
                <text:p>17:51:42</text:p>
              </table:table-cell>
              <table:table-cell office:value-type="float" office:value="3.4945">
                <text:p>3.4945</text:p>
              </table:table-cell>
            </table:table-row>
            <table:table-row>
              <table:table-cell office:value-type="string">
                <text:p>17:53:24</text:p>
              </table:table-cell>
              <table:table-cell office:value-type="float" office:value="3.4957">
                <text:p>3.4957</text:p>
              </table:table-cell>
            </table:table-row>
            <table:table-row>
              <table:table-cell office:value-type="string">
                <text:p>17:55:06</text:p>
              </table:table-cell>
              <table:table-cell office:value-type="float" office:value="3.2833">
                <text:p>3.2833</text:p>
              </table:table-cell>
            </table:table-row>
            <table:table-row>
              <table:table-cell office:value-type="string">
                <text:p>17:56:47</text:p>
              </table:table-cell>
              <table:table-cell office:value-type="float" office:value="3.4603">
                <text:p>3.4603</text:p>
              </table:table-cell>
            </table:table-row>
            <table:table-row>
              <table:table-cell office:value-type="string">
                <text:p>17:58:29</text:p>
              </table:table-cell>
              <table:table-cell office:value-type="float" office:value="3.188">
                <text:p>3.188</text:p>
              </table:table-cell>
            </table:table-row>
            <table:table-row>
              <table:table-cell office:value-type="string">
                <text:p>18:00:11</text:p>
              </table:table-cell>
              <table:table-cell office:value-type="float" office:value="3.5641">
                <text:p>3.5641</text:p>
              </table:table-cell>
            </table:table-row>
            <table:table-row>
              <table:table-cell office:value-type="string">
                <text:p>18:01:52</text:p>
              </table:table-cell>
              <table:table-cell office:value-type="float" office:value="3.5067">
                <text:p>3.5067</text:p>
              </table:table-cell>
            </table:table-row>
            <table:table-row>
              <table:table-cell office:value-type="string">
                <text:p>18:03:34</text:p>
              </table:table-cell>
              <table:table-cell office:value-type="float" office:value="3.4969">
                <text:p>3.4969</text:p>
              </table:table-cell>
            </table:table-row>
            <table:table-row>
              <table:table-cell office:value-type="string">
                <text:p>18:05:16</text:p>
              </table:table-cell>
              <table:table-cell office:value-type="float" office:value="3.4933">
                <text:p>3.4933</text:p>
              </table:table-cell>
            </table:table-row>
            <table:table-row>
              <table:table-cell office:value-type="string">
                <text:p>18:06:57</text:p>
              </table:table-cell>
              <table:table-cell office:value-type="float" office:value="3.4969">
                <text:p>3.4969</text:p>
              </table:table-cell>
            </table:table-row>
            <table:table-row>
              <table:table-cell office:value-type="string">
                <text:p>18:10:21</text:p>
              </table:table-cell>
              <table:table-cell office:value-type="float" office:value="2.9597">
                <text:p>2.9597</text:p>
              </table:table-cell>
            </table:table-row>
            <table:table-row>
              <table:table-cell office:value-type="string">
                <text:p>18:12:02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18:13:44</text:p>
              </table:table-cell>
              <table:table-cell office:value-type="float" office:value="3.1941">
                <text:p>3.1941</text:p>
              </table:table-cell>
            </table:table-row>
            <table:table-row>
              <table:table-cell office:value-type="string">
                <text:p>18:15:26</text:p>
              </table:table-cell>
              <table:table-cell office:value-type="float" office:value="3.2173">
                <text:p>3.2173</text:p>
              </table:table-cell>
            </table:table-row>
            <table:table-row>
              <table:table-cell office:value-type="string">
                <text:p>18:17:07</text:p>
              </table:table-cell>
              <table:table-cell office:value-type="float" office:value="3.2051">
                <text:p>3.2051</text:p>
              </table:table-cell>
            </table:table-row>
            <table:table-row>
              <table:table-cell office:value-type="string">
                <text:p>18:18:49</text:p>
              </table:table-cell>
              <table:table-cell office:value-type="float" office:value="3.177">
                <text:p>3.177</text:p>
              </table:table-cell>
            </table:table-row>
            <table:table-row>
              <table:table-cell office:value-type="string">
                <text:p>18:20:31</text:p>
              </table:table-cell>
              <table:table-cell office:value-type="float" office:value="3.1636">
                <text:p>3.1636</text:p>
              </table:table-cell>
            </table:table-row>
            <table:table-row>
              <table:table-cell office:value-type="string">
                <text:p>18:22:12</text:p>
              </table:table-cell>
              <table:table-cell office:value-type="float" office:value="3.1502">
                <text:p>3.1502</text:p>
              </table:table-cell>
            </table:table-row>
            <table:table-row>
              <table:table-cell office:value-type="string">
                <text:p>18:23:54</text:p>
              </table:table-cell>
              <table:table-cell office:value-type="float" office:value="3.1392">
                <text:p>3.1392</text:p>
              </table:table-cell>
            </table:table-row>
            <table:table-row>
              <table:table-cell office:value-type="string">
                <text:p>18:25:36</text:p>
              </table:table-cell>
              <table:table-cell office:value-type="float" office:value="3.1709">
                <text:p>3.1709</text:p>
              </table:table-cell>
            </table:table-row>
            <table:table-row>
              <table:table-cell office:value-type="string">
                <text:p>18:27:17</text:p>
              </table:table-cell>
              <table:table-cell office:value-type="float" office:value="3.2137">
                <text:p>3.2137</text:p>
              </table:table-cell>
            </table:table-row>
            <table:table-row>
              <table:table-cell office:value-type="string">
                <text:p>18:28:59</text:p>
              </table:table-cell>
              <table:table-cell office:value-type="float" office:value="3.2405">
                <text:p>3.2405</text:p>
              </table:table-cell>
            </table:table-row>
            <table:table-row>
              <table:table-cell office:value-type="string">
                <text:p>18:30:41</text:p>
              </table:table-cell>
              <table:table-cell office:value-type="float" office:value="2.9255">
                <text:p>2.9255</text:p>
              </table:table-cell>
            </table:table-row>
            <table:table-row>
              <table:table-cell office:value-type="string">
                <text:p>18:32:22</text:p>
              </table:table-cell>
              <table:table-cell office:value-type="float" office:value="3.1807">
                <text:p>3.1807</text:p>
              </table:table-cell>
            </table:table-row>
            <table:table-row>
              <table:table-cell office:value-type="string">
                <text:p>18:34:04</text:p>
              </table:table-cell>
              <table:table-cell office:value-type="float" office:value="3.1929">
                <text:p>3.1929</text:p>
              </table:table-cell>
            </table:table-row>
            <table:table-row>
              <table:table-cell office:value-type="string">
                <text:p>18:35:46</text:p>
              </table:table-cell>
              <table:table-cell office:value-type="float" office:value="3.1685">
                <text:p>3.1685</text:p>
              </table:table-cell>
            </table:table-row>
            <table:table-row>
              <table:table-cell office:value-type="string">
                <text:p>18:37:27</text:p>
              </table:table-cell>
              <table:table-cell office:value-type="float" office:value="3.1392">
                <text:p>3.1392</text:p>
              </table:table-cell>
            </table:table-row>
            <table:table-row>
              <table:table-cell office:value-type="string">
                <text:p>18:39:09</text:p>
              </table:table-cell>
              <table:table-cell office:value-type="float" office:value="3.1258">
                <text:p>3.1258</text:p>
              </table:table-cell>
            </table:table-row>
            <table:table-row>
              <table:table-cell office:value-type="string">
                <text:p>18:40:51</text:p>
              </table:table-cell>
              <table:table-cell office:value-type="float" office:value="3.1245">
                <text:p>3.1245</text:p>
              </table:table-cell>
            </table:table-row>
            <table:table-row>
              <table:table-cell office:value-type="string">
                <text:p>18:42:32</text:p>
              </table:table-cell>
              <table:table-cell office:value-type="float" office:value="3.0965">
                <text:p>3.0965</text:p>
              </table:table-cell>
            </table:table-row>
            <table:table-row>
              <table:table-cell office:value-type="string">
                <text:p>18:44:14</text:p>
              </table:table-cell>
              <table:table-cell office:value-type="float" office:value="3.0611">
                <text:p>3.0611</text:p>
              </table:table-cell>
            </table:table-row>
            <table:table-row>
              <table:table-cell office:value-type="string">
                <text:p>18:45:55</text:p>
              </table:table-cell>
              <table:table-cell office:value-type="float" office:value="3.0147">
                <text:p>3.0147</text:p>
              </table:table-cell>
            </table:table-row>
            <table:table-row>
              <table:table-cell office:value-type="string">
                <text:p>18:47:37</text:p>
              </table:table-cell>
              <table:table-cell office:value-type="float" office:value="2.8987">
                <text:p>2.8987</text:p>
              </table:table-cell>
            </table:table-row>
            <table:table-row>
              <table:table-cell office:value-type="string">
                <text:p>18:49:19</text:p>
              </table:table-cell>
              <table:table-cell office:value-type="float" office:value="3.0977">
                <text:p>3.0977</text:p>
              </table:table-cell>
            </table:table-row>
            <table:table-row>
              <table:table-cell office:value-type="string">
                <text:p>18:51:00</text:p>
              </table:table-cell>
              <table:table-cell office:value-type="float" office:value="2.7839">
                <text:p>2.7839</text:p>
              </table:table-cell>
            </table:table-row>
            <table:table-row>
              <table:table-cell office:value-type="string">
                <text:p>18:52:42</text:p>
              </table:table-cell>
              <table:table-cell office:value-type="float" office:value="2.6569">
                <text:p>2.6569</text:p>
              </table:table-cell>
            </table:table-row>
            <table:table-row>
              <table:table-cell office:value-type="string">
                <text:p>18:54:24</text:p>
              </table:table-cell>
              <table:table-cell office:value-type="float" office:value="2.9365">
                <text:p>2.9365</text:p>
              </table:table-cell>
            </table:table-row>
            <table:table-row>
              <table:table-cell office:value-type="string">
                <text:p>18:56:05</text:p>
              </table:table-cell>
              <table:table-cell office:value-type="float" office:value="3.0342">
                <text:p>3.0342</text:p>
              </table:table-cell>
            </table:table-row>
            <table:table-row>
              <table:table-cell office:value-type="string">
                <text:p>18:57:47</text:p>
              </table:table-cell>
              <table:table-cell office:value-type="float" office:value="3.0452">
                <text:p>3.0452</text:p>
              </table:table-cell>
            </table:table-row>
            <table:table-row>
              <table:table-cell office:value-type="string">
                <text:p>18:59:28</text:p>
              </table:table-cell>
              <table:table-cell office:value-type="float" office:value="3.022">
                <text:p>3.022</text:p>
              </table:table-cell>
            </table:table-row>
            <table:table-row>
              <table:table-cell office:value-type="string">
                <text:p>19:01:10</text:p>
              </table:table-cell>
              <table:table-cell office:value-type="float" office:value="2.9927">
                <text:p>2.9927</text:p>
              </table:table-cell>
            </table:table-row>
            <table:table-row>
              <table:table-cell office:value-type="string">
                <text:p>19:02:52</text:p>
              </table:table-cell>
              <table:table-cell office:value-type="float" office:value="2.9451">
                <text:p>2.9451</text:p>
              </table:table-cell>
            </table:table-row>
            <table:table-row>
              <table:table-cell office:value-type="string">
                <text:p>19:04:33</text:p>
              </table:table-cell>
              <table:table-cell office:value-type="float" office:value="2.9377">
                <text:p>2.9377</text:p>
              </table:table-cell>
            </table:table-row>
            <table:table-row>
              <table:table-cell office:value-type="string">
                <text:p>19:06:15</text:p>
              </table:table-cell>
              <table:table-cell office:value-type="float" office:value="2.9084">
                <text:p>2.9084</text:p>
              </table:table-cell>
            </table:table-row>
            <table:table-row>
              <table:table-cell office:value-type="string">
                <text:p>19:07:57</text:p>
              </table:table-cell>
              <table:table-cell office:value-type="float" office:value="2.8376">
                <text:p>2.8376</text:p>
              </table:table-cell>
            </table:table-row>
            <table:table-row>
              <table:table-cell office:value-type="string">
                <text:p>19:09:38</text:p>
              </table:table-cell>
              <table:table-cell office:value-type="float" office:value="2.8217">
                <text:p>2.8217</text:p>
              </table:table-cell>
            </table:table-row>
            <table:table-row>
              <table:table-cell office:value-type="string">
                <text:p>19:11:20</text:p>
              </table:table-cell>
              <table:table-cell office:value-type="float" office:value="2.7912">
                <text:p>2.7912</text:p>
              </table:table-cell>
            </table:table-row>
            <table:table-row>
              <table:table-cell office:value-type="string">
                <text:p>19:13:01</text:p>
              </table:table-cell>
              <table:table-cell office:value-type="float" office:value="2.7497">
                <text:p>2.7497</text:p>
              </table:table-cell>
            </table:table-row>
            <table:table-row>
              <table:table-cell office:value-type="string">
                <text:p>19:14:43</text:p>
              </table:table-cell>
              <table:table-cell office:value-type="float" office:value="2.7521">
                <text:p>2.7521</text:p>
              </table:table-cell>
            </table:table-row>
            <table:table-row>
              <table:table-cell office:value-type="string">
                <text:p>19:16:25</text:p>
              </table:table-cell>
              <table:table-cell office:value-type="float" office:value="2.5678">
                <text:p>2.5678</text:p>
              </table:table-cell>
            </table:table-row>
            <table:table-row>
              <table:table-cell office:value-type="string">
                <text:p>19:18:06</text:p>
              </table:table-cell>
              <table:table-cell office:value-type="float" office:value="2.7314">
                <text:p>2.7314</text:p>
              </table:table-cell>
            </table:table-row>
            <table:table-row>
              <table:table-cell office:value-type="string">
                <text:p>19:19:48</text:p>
              </table:table-cell>
              <table:table-cell office:value-type="float" office:value="2.7094">
                <text:p>2.7094</text:p>
              </table:table-cell>
            </table:table-row>
            <table:table-row>
              <table:table-cell office:value-type="string">
                <text:p>19:21:29</text:p>
              </table:table-cell>
              <table:table-cell office:value-type="float" office:value="2.6923">
                <text:p>2.6923</text:p>
              </table:table-cell>
            </table:table-row>
            <table:table-row>
              <table:table-cell office:value-type="string">
                <text:p>19:23:11</text:p>
              </table:table-cell>
              <table:table-cell office:value-type="float" office:value="2.6654">
                <text:p>2.6654</text:p>
              </table:table-cell>
            </table:table-row>
            <table:table-row>
              <table:table-cell office:value-type="string">
                <text:p>19:24:53</text:p>
              </table:table-cell>
              <table:table-cell office:value-type="float" office:value="2.6178">
                <text:p>2.6178</text:p>
              </table:table-cell>
            </table:table-row>
            <table:table-row>
              <table:table-cell office:value-type="string">
                <text:p>19:26:34</text:p>
              </table:table-cell>
              <table:table-cell office:value-type="float" office:value="2.5702">
                <text:p>2.5702</text:p>
              </table:table-cell>
            </table:table-row>
            <table:table-row>
              <table:table-cell office:value-type="string">
                <text:p>19:28:16</text:p>
              </table:table-cell>
              <table:table-cell office:value-type="float" office:value="2.5324">
                <text:p>2.5324</text:p>
              </table:table-cell>
            </table:table-row>
            <table:table-row>
              <table:table-cell office:value-type="string">
                <text:p>19:29:58</text:p>
              </table:table-cell>
              <table:table-cell office:value-type="float" office:value="2.4945">
                <text:p>2.4945</text:p>
              </table:table-cell>
            </table:table-row>
            <table:table-row>
              <table:table-cell office:value-type="string">
                <text:p>19:31:39</text:p>
              </table:table-cell>
              <table:table-cell office:value-type="float" office:value="2.4725">
                <text:p>2.4725</text:p>
              </table:table-cell>
            </table:table-row>
            <table:table-row>
              <table:table-cell office:value-type="string">
                <text:p>19:33:21</text:p>
              </table:table-cell>
              <table:table-cell office:value-type="float" office:value="2.4139">
                <text:p>2.4139</text:p>
              </table:table-cell>
            </table:table-row>
            <table:table-row>
              <table:table-cell office:value-type="string">
                <text:p>19:35:02</text:p>
              </table:table-cell>
              <table:table-cell office:value-type="float" office:value="2.3455">
                <text:p>2.3455</text:p>
              </table:table-cell>
            </table:table-row>
            <table:table-row>
              <table:table-cell office:value-type="string">
                <text:p>19:36:44</text:p>
              </table:table-cell>
              <table:table-cell office:value-type="float" office:value="2.1233">
                <text:p>2.1233</text:p>
              </table:table-cell>
            </table:table-row>
            <table:table-row>
              <table:table-cell office:value-type="string">
                <text:p>19:38:26</text:p>
              </table:table-cell>
              <table:table-cell office:value-type="float" office:value="2.2173">
                <text:p>2.2173</text:p>
              </table:table-cell>
            </table:table-row>
            <table:table-row>
              <table:table-cell office:value-type="string">
                <text:p>19:40:07</text:p>
              </table:table-cell>
              <table:table-cell office:value-type="float" office:value="2.1441">
                <text:p>2.1441</text:p>
              </table:table-cell>
            </table:table-row>
            <table:table-row>
              <table:table-cell office:value-type="string">
                <text:p>19:41:49</text:p>
              </table:table-cell>
              <table:table-cell office:value-type="float" office:value="2.0916">
                <text:p>2.0916</text:p>
              </table:table-cell>
            </table:table-row>
            <table:table-row>
              <table:table-cell office:value-type="string">
                <text:p>19:43:30</text:p>
              </table:table-cell>
              <table:table-cell office:value-type="float" office:value="2.0464">
                <text:p>2.0464</text:p>
              </table:table-cell>
            </table:table-row>
            <table:table-row>
              <table:table-cell office:value-type="string">
                <text:p>19:45:12</text:p>
              </table:table-cell>
              <table:table-cell office:value-type="float" office:value="2.0024">
                <text:p>2.0024</text:p>
              </table:table-cell>
            </table:table-row>
            <table:table-row>
              <table:table-cell office:value-type="string">
                <text:p>19:46:54</text:p>
              </table:table-cell>
              <table:table-cell office:value-type="float" office:value="1.9621">
                <text:p>1.9621</text:p>
              </table:table-cell>
            </table:table-row>
            <table:table-row>
              <table:table-cell office:value-type="string">
                <text:p>19:48:35</text:p>
              </table:table-cell>
              <table:table-cell office:value-type="float" office:value="1.9267">
                <text:p>1.9267</text:p>
              </table:table-cell>
            </table:table-row>
            <table:table-row>
              <table:table-cell office:value-type="string">
                <text:p>19:50:17</text:p>
              </table:table-cell>
              <table:table-cell office:value-type="float" office:value="1.8877">
                <text:p>1.8877</text:p>
              </table:table-cell>
            </table:table-row>
            <table:table-row>
              <table:table-cell office:value-type="string">
                <text:p>19:51:58</text:p>
              </table:table-cell>
              <table:table-cell office:value-type="float" office:value="1.8266">
                <text:p>1.8266</text:p>
              </table:table-cell>
            </table:table-row>
            <table:table-row>
              <table:table-cell office:value-type="string">
                <text:p>19:53:40</text:p>
              </table:table-cell>
              <table:table-cell office:value-type="float" office:value="1.7448">
                <text:p>1.7448</text:p>
              </table:table-cell>
            </table:table-row>
            <table:table-row>
              <table:table-cell office:value-type="string">
                <text:p>19:55:22</text:p>
              </table:table-cell>
              <table:table-cell office:value-type="float" office:value="1.6422">
                <text:p>1.6422</text:p>
              </table:table-cell>
            </table:table-row>
            <table:table-row>
              <table:table-cell office:value-type="string">
                <text:p>19:57:03</text:p>
              </table:table-cell>
              <table:table-cell office:value-type="float" office:value="1.5263">
                <text:p>1.5263</text:p>
              </table:table-cell>
            </table:table-row>
            <table:table-row>
              <table:table-cell office:value-type="string">
                <text:p>19:58:45</text:p>
              </table:table-cell>
              <table:table-cell office:value-type="float" office:value="1.2967">
                <text:p>1.2967</text:p>
              </table:table-cell>
            </table:table-row>
            <table:table-row>
              <table:table-cell office:value-type="string">
                <text:p>20:00:27</text:p>
              </table:table-cell>
              <table:table-cell office:value-type="float" office:value="1.2784">
                <text:p>1.2784</text:p>
              </table:table-cell>
            </table:table-row>
            <table:table-row>
              <table:table-cell office:value-type="string">
                <text:p>20:02:0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:03:50</text:p>
              </table:table-cell>
              <table:table-cell office:value-type="float" office:value="1.0305">
                <text:p>1.0305</text:p>
              </table:table-cell>
            </table:table-row>
            <table:table-row>
              <table:table-cell office:value-type="string">
                <text:p>20:05:32</text:p>
              </table:table-cell>
              <table:table-cell office:value-type="float" office:value="0.8962">
                <text:p>0.8962</text:p>
              </table:table-cell>
            </table:table-row>
            <table:table-row>
              <table:table-cell office:value-type="string">
                <text:p>20:07:13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20:08:55</text:p>
              </table:table-cell>
              <table:table-cell office:value-type="float" office:value="0.6728">
                <text:p>0.6728</text:p>
              </table:table-cell>
            </table:table-row>
            <table:table-row>
              <table:table-cell office:value-type="string">
                <text:p>20:10:36</text:p>
              </table:table-cell>
              <table:table-cell office:value-type="float" office:value="0.5897">
                <text:p>0.5897</text:p>
              </table:table-cell>
            </table:table-row>
            <table:table-row>
              <table:table-cell office:value-type="string">
                <text:p>20:12:18</text:p>
              </table:table-cell>
              <table:table-cell office:value-type="float" office:value="0.4872">
                <text:p>0.4872</text:p>
              </table:table-cell>
            </table:table-row>
            <table:table-row>
              <table:table-cell office:value-type="string">
                <text:p>20:14:00</text:p>
              </table:table-cell>
              <table:table-cell office:value-type="float" office:value="0.3516">
                <text:p>0.3516</text:p>
              </table:table-cell>
            </table:table-row>
            <table:table-row>
              <table:table-cell office:value-type="string">
                <text:p>20:15:41</text:p>
              </table:table-cell>
              <table:table-cell office:value-type="float" office:value="0.2405">
                <text:p>0.2405</text:p>
              </table:table-cell>
            </table:table-row>
            <table:table-row>
              <table:table-cell office:value-type="string">
                <text:p>20:17:23</text:p>
              </table:table-cell>
              <table:table-cell office:value-type="float" office:value="0.1783">
                <text:p>0.1783</text:p>
              </table:table-cell>
            </table:table-row>
            <table:table-row>
              <table:table-cell office:value-type="string">
                <text:p>20:19:05</text:p>
              </table:table-cell>
              <table:table-cell office:value-type="float" office:value="0.1465">
                <text:p>0.1465</text:p>
              </table:table-cell>
            </table:table-row>
            <table:table-row>
              <table:table-cell office:value-type="string">
                <text:p>20:20:46</text:p>
              </table:table-cell>
              <table:table-cell office:value-type="float" office:value="0.1123">
                <text:p>0.1123</text:p>
              </table:table-cell>
            </table:table-row>
            <table:table-row>
              <table:table-cell office:value-type="string">
                <text:p>20:22:28</text:p>
              </table:table-cell>
              <table:table-cell office:value-type="float" office:value="0.1404">
                <text:p>0.1404</text:p>
              </table:table-cell>
            </table:table-row>
            <table:table-row>
              <table:table-cell office:value-type="string">
                <text:p>20:24:1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0:25:51</text:p>
              </table:table-cell>
              <table:table-cell office:value-type="float" office:value="0.1123">
                <text:p>0.1123</text:p>
              </table:table-cell>
            </table:table-row>
            <table:table-row>
              <table:table-cell office:value-type="string">
                <text:p>20:27:33</text:p>
              </table:table-cell>
              <table:table-cell office:value-type="float" office:value="0.0928">
                <text:p>0.0928</text:p>
              </table:table-cell>
            </table:table-row>
            <table:table-row>
              <table:table-cell office:value-type="string">
                <text:p>20:29:14</text:p>
              </table:table-cell>
              <table:table-cell office:value-type="float" office:value="0.0769">
                <text:p>0.0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